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98"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9"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00"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0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302"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6"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114174285072503331"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2441172"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8534708218997259489"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264665514291764139"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8145363616045653321"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text:soft-page-break/>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7166971885631280644" text:style-name="L4">
        <text:list-item>
          <text:p text:style-name="P87">The grid can be filled with many different types of tiles, that provide bonuses or negatives to characters standing on them</text:p>
        </text:list-item>
        <text:list-item>
          <text:p text:style-name="P87">Tile Types: Dirt, Tall Grass, Deep Water, Lava, Energy Pool</text:p>
          <text:list>
            <text:list-item>
              <text:p text:style-name="P87">Dirt: The most common tile, provides no bonuses</text:p>
            </text:list-item>
            <text:list-item>
              <text:p text:style-name="P87"><text:soft-page-break/>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5106302631042917726"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2463020" text:continue-list="list7166971885631280644" text:style-name="L4">
        <text:list-header>
          <text:p text:style-name="P291">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150863843442617627" text:style-name="L6">
        <text:list-item>
          <text:p text:style-name="P292"><text:span text:style-name="T4">The player can collect a multitude of weapons, armor and tools throughout their journey, as well as </text:span><text:span text:style-name="T4">earning gold.</text:span></text:p>
        </text:list-item>
        <text:list-item>
          <text:p text:style-name="P89"><text:soft-page-break/>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8868952599878247974"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5191121866422661467" text:style-name="L8">
        <text:list-item>
          <text:p text:style-name="P91">Cleave: Your melee attacks hit all characters in your front arc OR</text:p>
          <text:list>
            <text:list-item>
              <text:p text:style-name="P91">your melee attacks deal 3 physical damage to all characters in your front arc</text:p>
            </text:list-item>
          </text:list>
        </text:list-item>
        <text:list-item>
          <text:p text:style-name="P91"><text:soft-page-break/>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2305120762723016997"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text:soft-page-break/>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6335034927553614295"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2443428" text:continue-list="list42441172" text:style-name="RTF_5f_Num_20_2">
        <text:list-item>
          <text:p text:style-name="P81">Abilities</text:p>
        </text:list-item>
        <text:list-item>
          <text:p text:style-name="P301">Charge: Move towards a target enemy within 3 tiles. At the end of the movement, perform a melee attack against them</text:p>
        </text:list-item>
        <text:list-item>
          <text:p text:style-name="P301">Taunt: Force all enemies within 3 tiles to move towards you and attack you on their next turn.</text:p>
        </text:list-item>
        <text:list-item>
          <text:p text:style-name="P301">Shield Wall: Give yourself or an ally Stalwart for 1 turn.</text:p>
        </text:list-item>
        <text:list-item>
          <text:p text:style-name="P301">Leap Strike: Leap towards a target tile within 3 tiles. Deal low damage to all enemies within melee range at the end of the movement and knock them down.</text:p>
        </text:list-item>
        <text:list-item>
          <text:p text:style-name="P301">Overpower: Deal low damage and stun a target for 1 turn.</text:p>
        </text:list-item>
        <text:list-item>
          <text:p text:style-name="P301"><text:soft-page-break/>Inspire: Give a target friendly character <text:s/>a low strength bonus for this combat.</text:p>
        </text:list-item>
        <text:list-item>
          <text:p text:style-name="P301">Rising Strike: Deal low damage to a target within melee. Increase the damage of subsequent rising strike attacks by 1 this combat.</text:p>
        </text:list-item>
        <text:list-item>
          <text:p text:style-name="P301">Bloodlust: Lose 3hp, gain 1 AP.</text:p>
        </text:list-item>
      </text:list>
      <text:p text:style-name="P9">Mage</text:p>
      <text:list xml:id="list42441004" text:continue-numbering="true" text:style-name="RTF_5f_Num_20_2">
        <text:list-item>
          <text:p text:style-name="P81">Abilities</text:p>
        </text:list-item>
        <text:list-item>
          <text:p text:style-name="P301">Meteor: Deal medium magical damage to all enemies in a 3x3 area.</text:p>
        </text:list-item>
        <text:list-item>
          <text:p text:style-name="P301">Fireball: Deal low magical <text:s/>damage to a target and apply 1 burning.</text:p>
        </text:list-item>
        <text:list-item>
          <text:p text:style-name="P301">Phase Shift: Swap positions with a target character</text:p>
        </text:list-item>
        <text:list-item>
          <text:p text:style-name="P301">Telekinesis: Target an ally or enemy, and teleport it to any position within 3 tiles</text:p>
        </text:list-item>
        <text:list-item>
          <text:p text:style-name="P301">Frostbolt: Deal low magical damage to an enemy and apply 1 pinned.</text:p>
        </text:list-item>
        <text:list-item>
          <text:p text:style-name="P301">Fire Atunement: Target a friendly character. For one turn, any damage it deals from abilities and attacks is considered magical damage.</text:p>
        </text:list-item>
        <text:list-item>
          <text:p text:style-name="P301">Blizzard: Summon a blizzard in a 3x3 area for 1. Characters who move through the area take low damage and are stunned.</text:p>
        </text:list-item>
        <text:list-item>
          <text:p text:style-name="P301">Black Hole: Summon a black hole at a target tile. All enemies within 3 tiles are immediately pulled towards it</text:p>
        </text:list-item>
      </text:list>
      <text:p text:style-name="P9">Ranger:</text:p>
      <text:list xml:id="list42451309" text:continue-numbering="true" text:style-name="RTF_5f_Num_20_2">
        <text:list-item>
          <text:p text:style-name="P81">Abilities</text:p>
        </text:list-item>
        <text:list-item>
          <text:p text:style-name="P301">Achillies Shot: Deal 1 damage to an enemy and apply 1 ‘Pinned’ (Pinned characters cannot move during there next turn).</text:p>
        </text:list-item>
        <text:list-item>
          <text:p text:style-name="P301">Overwatch: If an enemy moves within 5 tiles of this character, shoot at it for low damage</text:p>
        </text:list-item>
        <text:list-item>
          <text:p text:style-name="P301">Snipe: Deal 1 damage to an enemy. Infinite range</text:p>
        </text:list-item>
        <text:list-item>
          <text:p text:style-name="P301">Poison Arrow: Deal 1 damage. Apply 1 poison</text:p>
        </text:list-item>
        <text:list-item>
          <text:p text:style-name="P301">Impaling Bolt: Deal medium damage and knock the target backwards 3 tiles. If it collides with an enemy or an obstacle, it is stunned.</text:p>
        </text:list-item>
        <text:list-item>
          <text:p text:style-name="P301">Forest Medicine: Remove poison and bleeding from target character.</text:p>
        </text:list-item>
        <text:list-item>
          <text:p text:style-name="P301">Rapid Fire: Spend all your AP. For each point spent, deal low damage to a target.</text:p>
        </text:list-item>
        <text:list-item>
          <text:p text:style-name="P301">Adrenaline: Gain 2 extra AP.</text:p>
        </text:list-item>
      </text:list>
      <text:p text:style-name="P9">Priest</text:p>
      <text:list xml:id="list42445266" text:continue-numbering="true" text:style-name="RTF_5f_Num_20_2">
        <text:list-item>
          <text:p text:style-name="P81"><text:soft-page-break/>Abilities</text:p>
        </text:list-item>
        <text:list-item>
          <text:p text:style-name="P301">Envigorate: Give a target friendly character 2 AP.</text:p>
        </text:list-item>
        <text:list-item>
          <text:p text:style-name="P301">Lullaby: Put a target enemy to sleep for 2 turns.</text:p>
        </text:list-item>
        <text:list-item>
          <text:p text:style-name="P301">Fortify: Give a friendly target +5 block and stun immunity for 1 turn. Removes stunned.</text:p>
        </text:list-item>
        <text:list-item>
          <text:p text:style-name="P301">Chaos Bolt: Deal low damage and stun a target.</text:p>
        </text:list-item>
        <text:list-item>
          <text:p text:style-name="P301">Fear: Target character is unable to use abilties next turn.</text:p>
        </text:list-item>
        <text:list-item>
          <text:p text:style-name="P301">Haunting Barrier: Target friendly character gains low block. If an enemy attacks the friendly character, it is knocked down.</text:p>
        </text:list-item>
        <text:list-item>
          <text:p text:style-name="P301">Curse: Target enemy loses 2 strength and wisdom.</text:p>
        </text:list-item>
        <text:list-item>
          <text:p text:style-name="P301">Chilling Scream: All enemies within 5 tiles gain 2 less AP on their next turn.</text:p>
        </text:list-item>
        <text:list-item>
          <text:p text:style-name="P301">Nightmare: Deal low damage to a target. Does not remove sleeping.</text:p>
        </text:list-item>
        <text:list-item>
          <text:p text:style-name="P297">Engineer</text:p>
        </text:list-item>
        <text:list-item>
          <text:p text:style-name="P81">Abilities</text:p>
        </text:list-item>
        <text:list-item>
          <text:p text:style-name="P301">Flashbang Grenade. Stun all enemies in a 3x3 area.</text:p>
        </text:list-item>
        <text:list-item>
          <text:p text:style-name="P301">Shotgun blast: Deal low damage. If the target is within 2 tiles, deal high damage.</text:p>
        </text:list-item>
        <text:list-item>
          <text:p text:style-name="P301">Landmine: Place a landmine on a target square. If an enemy moves on or within 1 tile of the mine, the mine explodes deal medium damage in a 5x5 area.</text:p>
        </text:list-item>
        <text:list-item>
          <text:p text:style-name="P301">Mechanical Decoy: Place a mechanical decoy on a target square with low hp. The decoy cannot attack, but will lure enemies into attacking it.</text:p>
        </text:list-item>
        <text:list-item>
          <text:p text:style-name="P297">Rogue</text:p>
        </text:list-item>
        <text:list-item>
          <text:p text:style-name="P81">Abilities</text:p>
        </text:list-item>
        <text:list-item>
          <text:p text:style-name="P301">Poisonous (passive): This characters melee attakcs that reduce HP apply 1 poison.</text:p>
        </text:list-item>
        <text:list-item>
          <text:p text:style-name="P301">Poison Bomb: Apply 3 poison to ALL characters in a 3x3 area.</text:p>
        </text:list-item>
        <text:list-item>
          <text:p text:style-name="P301">Smoke bomb: Stun all characters within your melee range, Gain 1 barrier.</text:p>
        </text:list-item>
        <text:list-item>
          <text:p text:style-name="P301">Twin Strike: Deal low damage twice.</text:p>
        </text:list-item>
        <text:list-item>
          <text:p text:style-name="P301">Preparation: Your next ability costs 0 AP.</text:p>
        </text:list-item>
        <text:list-item>
          <text:p text:style-name="P301">Kick to the Balls: Deal low damage and stun a character in melee.</text:p>
        </text:list-item>
        <text:list-item>
          <text:p text:style-name="P301">Chemical Reaction: Double a target characters current poison.</text:p>
        </text:list-item>
        <text:list-item>
          <text:p text:style-name="P301">Slice and Dice: Spend all your AP. Deal low damage to a target for each point spent.</text:p>
        </text:list-item>
        <text:list-item>
          <text:p text:style-name="P301"><text:soft-page-break/>Stab and Run: Deal low damage to a enemy within your melee range. Your next move action costs 0 AP.</text:p>
        </text:list-item>
        <text:list-item>
          <text:p text:style-name="P301">Footwork: Gain 5 block. </text:p>
        </text:list-item>
      </text:list>
      <text:p text:style-name="P11">Basic Enemies</text:p>
      <text:p text:style-name="P10">Skeleton Necromancer:</text:p>
      <text:list xml:id="list42434350"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302">Summon Skeletons: Summons 2 weak skeleton warriors every 2 turns. towards the nearest enemy and melee attack it.</text:p>
        </text:list-item>
        <text:list-item>
          <text:p text:style-name="P302">Chaos Bolt: Deal low damage to an enemy and knock them down</text:p>
        </text:list-item>
        <text:list-item>
          <text:p text:style-name="P302">Inspire</text:p>
        </text:list-item>
      </text:list>
      <text:p text:style-name="P10">Skeleton Peasant:</text:p>
      <text:list xml:id="list42433985" text:continue-numbering="true" text:style-name="RTF_5f_Num_20_2">
        <text:list-item>
          <text:p text:style-name="P82">Stats: low hp, low damage, low mobility, simple melee attacker</text:p>
        </text:list-item>
        <text:list-item>
          <text:p text:style-name="P82">Abilities</text:p>
        </text:list-item>
        <text:list-item>
          <text:p text:style-name="P302">Strike</text:p>
        </text:list-item>
        <text:list-item>
          <text:p text:style-name="P296">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302">Lob Rock: Unlimited range. Deal 5 damage to all enemies in a 3x3 area.</text:p>
        </text:list-item>
      </text:list>
      <text:p text:style-name="P10">Skeleton Barbarian:</text:p>
      <text:list xml:id="list42452887"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302">Strike</text:p>
        </text:list-item>
        <text:list-item>
          <text:p text:style-name="P302">Whirlwind: Strike all targets within your melee range</text:p>
        </text:list-item>
        <text:list-item>
          <text:p text:style-name="P302">Charge</text:p>
        </text:list-item>
        <text:list-item>
          <text:p text:style-name="P82">Passive Abilities:</text:p>
        </text:list-item>
        <text:list-item>
          <text:p text:style-name="P302"><text:soft-page-break/>Enrage: </text:p>
        </text:list-item>
      </text:list>
      <text:p text:style-name="P10">Skeleton Archer:</text:p>
      <text:list xml:id="list8717275990524522920" text:style-name="L11">
        <text:list-item>
          <text:p text:style-name="P285">Stats: Medium hp, medium mobility, low damage</text:p>
        </text:list-item>
        <text:list-item>
          <text:p text:style-name="P285">Ai Logic: If no enemies are within shoot/achilles shot range, move towards closest enemy. If closest is achilies shot is off cooldown, use that, else just shoot. If this is in melee range of an enemy, move directly away, then shoot.</text:p>
        </text:list-item>
        <text:list-item>
          <text:p text:style-name="P285">Abilities:</text:p>
          <text:list>
            <text:list-item>
              <text:p text:style-name="P285">Shoot: Deal low physical damage to a target. Medium range.</text:p>
            </text:list-item>
            <text:list-item>
              <text:p text:style-name="P285">Achilles Shot.</text:p>
            </text:list-item>
          </text:list>
        </text:list-item>
      </text:list>
      <text:p text:style-name="P10">Orcish Warleader:</text:p>
      <text:list xml:id="list4796400008774472788" text:style-name="L12">
        <text:list-item>
          <text:p text:style-name="P286">Stats: High hp, medium mobility, medium damage</text:p>
        </text:list-item>
        <text:list-item>
          <text:p text:style-name="P286">Abilities: </text:p>
          <text:list>
            <text:list-item>
              <text:p text:style-name="P286">Embolden</text:p>
            </text:list-item>
            <text:list-item>
              <text:p text:style-name="P286"/>
            </text:list-item>
          </text:list>
        </text:list-item>
        <text:list-item>
          <text:p text:style-name="P286">Ai Logic:</text:p>
        </text:list-item>
      </text:list>
      <text:p text:style-name="P10">Stone Golem</text:p>
      <text:list xml:id="list42439972" text:continue-list="list42452887" text:style-name="RTF_5f_Num_20_2">
        <text:list-item>
          <text:p text:style-name="P82">Ai Logic</text:p>
        </text:list-item>
        <text:list-item>
          <text:p text:style-name="P302">Begins combat asleep with Envigorating Slumber. Once awoken, it will always move towards and attack the nearest enemy.</text:p>
        </text:list-item>
        <text:list-item>
          <text:p text:style-name="P82">Abilities</text:p>
        </text:list-item>
        <text:list-item>
          <text:p text:style-name="P302">Envigorating Slumber (passive)</text:p>
        </text:list-item>
        <text:list-item>
          <text:p text:style-name="P302">Strike</text:p>
        </text:list-item>
        <text:list-item>
          <text:p text:style-name="P296">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302">Physical Immunity</text:p>
        </text:list-item>
        <text:list-item>
          <text:p text:style-name="P302">Strike</text:p>
        </text:list-item>
        <text:list-item>
          <text:p text:style-name="P302">Teleport</text:p>
        </text:list-item>
        <text:list-item>
          <text:p text:style-name="P302"><text:soft-page-break/>Chilling Scream</text:p>
        </text:list-item>
        <text:list-item>
          <text:p text:style-name="P296">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302">Catious (passive)</text:p>
        </text:list-item>
        <text:list-item>
          <text:p text:style-name="P302">Strike</text:p>
        </text:list-item>
        <text:list-item>
          <text:p text:style-name="P302">Guard.</text:p>
        </text:list-item>
        <text:list-item>
          <text:p text:style-name="P296">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302">Shadow Sprint: Teleport to a target character. If its an enemy, deal low damage to them.</text:p>
        </text:list-item>
        <text:list-item>
          <text:p text:style-name="P302">Strike</text:p>
        </text:list-item>
        <text:list-item>
          <text:p text:style-name="P302">Guard.</text:p>
        </text:list-item>
        <text:list-item>
          <text:p text:style-name="P296">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302">Catious (passive)</text:p>
        </text:list-item>
        <text:list-item>
          <text:p text:style-name="P302">Strike</text:p>
        </text:list-item>
        <text:list-item>
          <text:p text:style-name="P302">Guard</text:p>
        </text:list-item>
      </text:list>
      <text:p text:style-name="P30"/>
      <text:p text:style-name="P26">Elite enemies</text:p>
      <text:list xml:id="list42432581" text:continue-numbering="true" text:style-name="RTF_5f_Num_20_2">
        <text:list-item>
          <text:p text:style-name="P296">Skeleton King</text:p>
        </text:list-item>
        <text:list-item>
          <text:p text:style-name="P82">Stats: high damage, high health, high mobility</text:p>
        </text:list-item>
        <text:list-item>
          <text:p text:style-name="P82">Ai Logic</text:p>
        </text:list-item>
        <text:list-item>
          <text:p text:style-name="P82">Abilities</text:p>
        </text:list-item>
        <text:list-item>
          <text:p text:style-name="P302"><text:soft-page-break/>Growing 5 (passive)</text:p>
        </text:list-item>
        <text:list-item>
          <text:p text:style-name="P302">Charge</text:p>
        </text:list-item>
        <text:list-item>
          <text:p text:style-name="P303">Overpower</text:p>
        </text:list-item>
      </text:list>
      <text:p text:style-name="P24"/>
      <text:p text:style-name="P26"/>
      <text:p text:style-name="P26"/>
      <text:p text:style-name="P26"/>
      <text:p text:style-name="P26">Encounters</text:p>
      <text:p text:style-name="P27">Shop</text:p>
      <text:list xml:id="list42452168" text:continue-list="list8717275990524522920" text:style-name="L11">
        <text:list-item>
          <text:p text:style-name="P285">Weapons/Items</text:p>
          <text:list>
            <text:list-item>
              <text:p text:style-name="P285">4 common items, 2 rare items and 2 epic item</text:p>
            </text:list-item>
          </text:list>
        </text:list-item>
      </text:list>
      <text:list xml:id="list1864987996065572472" text:style-name="L13">
        <text:list-item>
          <text:p text:style-name="P287">Artifacts</text:p>
          <text:list>
            <text:list-item>
              <text:p text:style-name="P287">1 common, 1 uncommon, 1 rare</text:p>
            </text:list-item>
          </text:list>
        </text:list-item>
      </text:list>
      <text:list xml:id="list6692866366180603234" text:style-name="L14">
        <text:list-item>
          <text:p text:style-name="P288">Resurect Character</text:p>
          <text:list>
            <text:list-item>
              <text:p text:style-name="P288">100g starting fee, increases each time</text:p>
            </text:list-item>
          </text:list>
        </text:list-item>
        <text:list-item>
          <text:p text:style-name="P288">Services</text:p>
          <text:list>
            <text:list-item>
              <text:p text:style-name="P288">Remove affliction</text:p>
            </text:list-item>
            <text:list-item>
              <text:p text:style-name="P288">Remove item from inventory</text:p>
            </text:list-item>
          </text:list>
        </text:list-item>
      </text:list>
      <text:p text:style-name="P10">Rest Site</text:p>
      <text:list xml:id="list3885560133431771619" text:style-name="L15">
        <text:list-item>
          <text:p text:style-name="P289">Option 1: Rest in Shifts</text:p>
          <text:list>
            <text:list-item>
              <text:p text:style-name="P289">Heal all characters 30% of their total health</text:p>
            </text:list-item>
          </text:list>
        </text:list-item>
        <text:list-item>
          <text:p text:style-name="P289">Option 1: Guarded Snooze</text:p>
          <text:list>
            <text:list-item>
              <text:p text:style-name="P289">Choose a character to heal to 100% hp</text:p>
            </text:list-item>
          </text:list>
        </text:list-item>
      </text:list>
      <text:list xml:id="list3928152641719910879" text:style-name="L16">
        <text:list-item>
          <text:p text:style-name="P290">Option 2: Level up a character</text:p>
          <text:list>
            <text:list-item>
              <text:p text:style-name="P290">Pick a character, and they immeidately gain 1 level.</text:p>
            </text:list-item>
          </text:list>
        </text:list-item>
      </text:list>
      <text:p text:style-name="P16"/>
      <text:p text:style-name="P27">Mystery Encounters</text:p>
      <text:p text:style-name="P27">1. Ultimatum at the Bridge</text:p>
      <text:p text:style-name="P25">Travelling along the road, your party comes across a bridge over a river, with a gigantic troll sitting upon it. <text:soft-page-break/>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100g, resurect a dead character to 50% hp</text:p>
      <text:p text:style-name="P25">Option 3: </text:p>
      <text:p text:style-name="P25">Option 4:</text:p>
      <text:p text:style-name="P27"><text:soft-page-break/>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text:soft-page-break/>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4139922823374736363"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2918508583595446238" text:style-name="L18">
        <text:list-item>
          <text:p text:style-name="P96">Telekinesis: Target any character, and teleport it up to 3 tiles in any direction.</text:p>
        </text:list-item>
        <text:list-item>
          <text:p text:style-name="P298">Fireball: Deal low damage to a target and apply 1 burning.</text:p>
        </text:list-item>
        <text:list-item>
          <text:p text:style-name="P298">Meteor: Deal medium damage to all characters in a 3x3 area.</text:p>
        </text:list-item>
        <text:list-item>
          <text:p text:style-name="P298">Frostbolt: Deal low damage and apply 1 pinned.</text:p>
        </text:list-item>
      </text:list>
      <text:p text:style-name="P18">Ranger:</text:p>
      <text:list xml:id="list8918168618422031136" text:style-name="L19">
        <text:list-item>
          <text:p text:style-name="P299">Shoot: Deal low damage to a target enemy.</text:p>
        </text:list-item>
        <text:list-item>
          <text:p text:style-name="P299">Impaling bolt: Deal low damage to an enemy and knock them back 3 tiles. If they collide with an <text:soft-page-break/>enemy or obstacle, they take low damage again and are stunned.</text:p>
        </text:list-item>
        <text:list-item>
          <text:p text:style-name="P299">Forest Medicine: Target friendly character gains 5 block. Removes bleeding and poison.</text:p>
        </text:list-item>
        <text:list-item>
          <text:p text:style-name="P299">Rapid Fire</text:p>
        </text:list-item>
      </text:list>
      <text:p text:style-name="P18">Priest:</text:p>
      <text:list xml:id="list3284721877637564326" text:style-name="L20">
        <text:list-item>
          <text:p text:style-name="P300">Nightmare: Apply 2 sleeping to a target enemy.</text:p>
        </text:list-item>
        <text:list-item>
          <text:p text:style-name="P300">Envigorate: Target friendly character gains 2 AP. Removes stunned</text:p>
        </text:list-item>
        <text:list-item>
          <text:p text:style-name="P300">Void bomb. Deal medium damage and stun a target.</text:p>
        </text:list-item>
        <text:list-item>
          <text:p text:style-name="P300">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7621109615553182113"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345333073563863119"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Mohammed</text:p>
        </text:list-item>
        <text:list-item>
          <text:p text:style-name="P36">Poseidon</text:p>
        </text:list-item>
        <text:list-item>
          <text:p text:style-name="P36">Artemis (ranger)</text:p>
        </text:list-item>
      </text:list>
      <text:p text:style-name="P1"/>
      <text:p text:style-name="P3">Evil Characters</text:p>
      <text:list xml:id="list5780135038852090682"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text:soft-page-break/>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1872126586271308076"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6051864947892840113"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2447375" text:continue-list="list1872126586271308076"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4926765349681377261" text:style-name="L26">
        <text:list-item>
          <text:p text:style-name="P40">Mjolnir Cleave</text:p>
          <text:list>
            <text:list-item>
              <text:p text:style-name="P40">Whirlwind</text:p>
            </text:list-item>
          </text:list>
        </text:list-item>
      </text:list>
      <text:list xml:id="list176308190166352128" text:style-name="L27">
        <text:list-item>
          <text:p text:style-name="P41">Chain Lightning</text:p>
          <text:list>
            <text:list-item>
              <text:p text:style-name="P41">Deal low magical damage to an enemy. Jumps to a random enemy within 2 tiles up to 3 times</text:p>
            </text:list-item>
          </text:list>
        </text:list-item>
      </text:list>
      <text:list xml:id="list520084436967590231"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2439840" text:continue-list="list42447375" text:style-name="L24">
        <text:list-item>
          <text:p text:style-name="P38">Spell Caster</text:p>
        </text:list-item>
        <text:list-item>
          <text:p text:style-name="P38"><text:soft-page-break/>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3042308535438666210" text:style-name="L29">
        <text:list-item>
          <text:p text:style-name="P304">Chi Beam : Fireball</text:p>
        </text:list-item>
        <text:list-item>
          <text:p text:style-name="P304">Telekinesis</text:p>
        </text:list-item>
        <text:list-item>
          <text:p text:style-name="P304">Chi Bomb: Meteor</text:p>
        </text:list-item>
        <text:list-item>
          <text:p text:style-name="P304">Pacify</text:p>
        </text:list-item>
      </text:list>
      <text:p text:style-name="P1"/>
      <text:p text:style-name="P31">Ideas on how to fix the combat System</text:p>
      <text:p text:style-name="P32"/>
      <text:p text:style-name="P1">Problems with current combat</text:p>
      <text:p text:style-name="P1"/>
      <text:list xml:id="list42452450" text:continue-list="list42439840"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1347365638236380283"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1030892847266612977"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5053741779994194995"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9143988659365423545"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8799956424765029604"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93414166828820527"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8683421701667420877"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5206555580285068393" text:style-name="L37">
        <text:list-item>
          <text:p text:style-name="P51">Ai Logic</text:p>
          <text:list>
            <text:list-item>
              <text:p text:style-name="P51">Defensive and Evasive. Prioritises supporting allies with heal/invigorate. </text:p>
            </text:list-item>
            <text:list-item>
              <text:p text:style-name="P51">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5876560632641690440" text:style-name="L38">
        <text:list-item>
          <text:p text:style-name="P52"><text:soft-page-break/>Abilities</text:p>
          <text:list>
            <text:list-item>
              <text:p text:style-name="P52">Thorns(passive) 3: </text:p>
            </text:list-item>
            <text:list-item>
              <text:p text:style-name="P52">Barrier</text:p>
            </text:list-item>
            <text:list-item>
              <text:p text:style-name="P52">Inspire</text:p>
            </text:list-item>
          </text:list>
        </text:list-item>
      </text:list>
      <text:list xml:id="list9078286335239100474"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8597943191404454167"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4337222397183720228"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5441255733526596953"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556783340770829818"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1413493362510395102" text:style-name="L44">
        <text:list-item>
          <text:p text:style-name="P58">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3912944225265280676" text:style-name="L45">
        <text:list-item>
          <text:p text:style-name="P59"><text:soft-page-break/>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2129163375510000151"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3873093019528363314"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4169759854778870989"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4696877817260510420"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146085116939508922" text:style-name="L50">
        <text:list-item>
          <text:p text:style-name="P64">Ai logic</text:p>
          <text:list>
            <text:list-item>
              <text:p text:style-name="P64">logical targeting. Targets enemies in range by priority: most vulnerable &gt; lowest current hp &gt; 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1916409762177522588"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44822082371670156" text:style-name="L52">
        <text:list-item>
          <text:p text:style-name="P66">Abilities</text:p>
          <text:list>
            <text:list-item>
              <text:p text:style-name="P66">Projectile Vomit: Deal 3 damage and apply 3 poison to all enemies in a 3x3 area.</text:p>
            </text:list-item>
            <text:list-item>
              <text:p text:style-name="P66"><text:soft-page-break/>Poison Bolt: Deal 5 damage and apply 1 poison to an enemy</text:p>
            </text:list-item>
          </text:list>
        </text:list-item>
      </text:list>
      <text:p text:style-name="P4">Red Slime</text:p>
      <text:list xml:id="list8384803143289870591"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5017450065016135786"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440105716532684521" text:style-name="L55">
        <text:list-item>
          <text:p text:style-name="P69">Pinning Shot</text:p>
        </text:list-item>
        <text:list-item>
          <text:p text:style-name="P69">Impaling bolt</text:p>
        </text:list-item>
      </text:list>
      <text:p text:style-name="P4"/>
      <text:p text:style-name="P4">Rock golem</text:p>
      <text:p text:style-name="P4">- 3x sentries</text:p>
      <text:list xml:id="list4440182450902876406"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4860729394290867148"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7270652788536095005"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Buy Relics</text:p>
              <text:list>
                <text:list-item>
                  <text:p text:style-name="P72">1 common, 1 rare, 1 epic</text:p>
                </text:list-item>
              </text:list>
            </text:list-item>
          </text:list>
        </text:list-item>
      </text:list>
      <text:list xml:id="list5884153247990226913" text:style-name="L59">
        <text:list-item>
          <text:p text:style-name="P73">Buy Consumables</text:p>
          <text:list>
            <text:list-item>
              <text:p text:style-name="P73">3 different options</text:p>
            </text:list-item>
          </text:list>
        </text:list-item>
      </text:list>
      <text:p text:style-name="P4"/>
      <text:p text:style-name="P4">New armor/items system</text:p>
      <text:list xml:id="list7330581527983080168"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2697041459839891066"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1302887432670074933"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8839850167566091531"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text:soft-page-break/>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7998404862560597764"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ext:soft-page-break/>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ext:soft-page-break/>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2459026" text:continue-list="list8145363616045653321"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2557793051309935589"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8212664000310386978" text:style-name="L66">
        <text:list-item>
          <text:p text:style-name="P98">Engineer</text:p>
        </text:list-item>
        <text:list-item>
          <text:p text:style-name="P98">Warlock</text:p>
        </text:list-item>
        <text:list-item>
          <text:p text:style-name="P98">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4153686635547040481"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4906687359818150542" text:style-name="L68">
        <text:list-item>
          <text:p text:style-name="P100">Protective Drone</text:p>
          <text:list>
            <text:list-item>
              <text:p text:style-name="P100">AP 2, CD 2, Range 3: Give an ally 8 block</text:p>
            </text:list-item>
          </text:list>
        </text:list-item>
      </text:list>
      <text:list xml:id="list8589232063453889087" text:style-name="L69">
        <text:list-item>
          <text:p text:style-name="P101">Frag Grenade</text:p>
          <text:list>
            <text:list-item>
              <text:p text:style-name="P101">AP 3, CD 3 Range 2: Deal 7 damage to all characters in a 3x3 area</text:p>
            </text:list-item>
          </text:list>
        </text:list-item>
      </text:list>
      <text:list xml:id="list4766884399817948364"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7016281773652531003" text:style-name="L71">
        <text:list-item>
          <text:p text:style-name="P103">Chain lightning</text:p>
          <text:list>
            <text:list-item>
              <text:p text:style-name="P103">AP 3, CD 2, range 2: Deal 3 magic damage to an enemy. Jumps to adjacent enemies up to 3 more times.</text:p>
            </text:list-item>
          </text:list>
        </text:list-item>
      </text:list>
      <text:list xml:id="list3011541046629316398" text:style-name="L72">
        <text:list-item>
          <text:p text:style-name="P104">Primal Rage</text:p>
          <text:list>
            <text:list-item>
              <text:p text:style-name="P104">AP 1, CD 3, range 2: Give a friendly character +3 strength for one turn.</text:p>
            </text:list-item>
          </text:list>
        </text:list-item>
      </text:list>
      <text:list xml:id="list5151937332907108551"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5049365608553421401"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6742174212039471666" text:style-name="L75">
        <text:list-item>
          <text:p text:style-name="P107">Primal Blast</text:p>
          <text:list>
            <text:list-item>
              <text:p text:style-name="P107">AP1: CD 3, Range 2: Deal 3 magic damage and 3 physical damage to a target</text:p>
            </text:list-item>
          </text:list>
        </text:list-item>
        <text:list-item>
          <text:p text:style-name="P107"><text:soft-page-break/>Shattering Blow</text:p>
          <text:list>
            <text:list-item>
              <text:p text:style-name="P107">Remove a targets block, then deal 5 physical damage.</text:p>
            </text:list-item>
          </text:list>
        </text:list-item>
      </text:list>
      <text:list xml:id="list8018448206870883705" text:style-name="L76">
        <text:list-item>
          <text:p text:style-name="P108">Spirit Guardian</text:p>
          <text:list>
            <text:list-item>
              <text:p text:style-name="P108">AP 3, CD 4, range 2: Give a target +8 block and 1 rune</text:p>
            </text:list-item>
          </text:list>
        </text:list-item>
      </text:list>
      <text:list xml:id="list254817694099000554" text:style-name="L77">
        <text:list-item>
          <text:p text:style-name="P109">Surge</text:p>
          <text:list>
            <text:list-item>
              <text:p text:style-name="P109">AP 3, CD 4, range 2: Target ally gains AP equal to their max AP.</text:p>
            </text:list-item>
          </text:list>
        </text:list-item>
      </text:list>
      <text:list xml:id="list7038487250115856084"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7744320926853753710" text:style-name="L79">
        <text:list-item>
          <text:p text:style-name="P111">Smash</text:p>
        </text:list-item>
        <text:list-item>
          <text:p text:style-name="P111">Lightning Shield OR </text:p>
        </text:list-item>
        <text:list-item>
          <text:p text:style-name="P111">Thick Of The Fight (passive)</text:p>
        </text:list-item>
      </text:list>
      <text:p text:style-name="P14">Talents</text:p>
      <text:p text:style-name="P14">Tier 1</text:p>
      <text:list xml:id="list3579901325439074414" text:style-name="L80">
        <text:list-item>
          <text:p text:style-name="P112">Electrical Discharge</text:p>
        </text:list-item>
        <text:list-item>
          <text:p text:style-name="P112">Chain Lightning</text:p>
        </text:list-item>
      </text:list>
      <text:p text:style-name="P14">Tier 2</text:p>
      <text:list xml:id="list9086368375734799619" text:style-name="L81">
        <text:list-item>
          <text:p text:style-name="P113">Primal Rage</text:p>
        </text:list-item>
        <text:list-item>
          <text:p text:style-name="P113">Primal Blast</text:p>
        </text:list-item>
      </text:list>
      <text:p text:style-name="P14">Tier 3</text:p>
      <text:list xml:id="list4426296201415527396" text:style-name="L82">
        <text:list-item>
          <text:p text:style-name="P114">Spirit Guardian</text:p>
        </text:list-item>
        <text:list-item>
          <text:p text:style-name="P114">Surge</text:p>
        </text:list-item>
      </text:list>
      <text:p text:style-name="P11"><text:soft-page-break/>Ranger</text:p>
      <text:p text:style-name="P14">Ability Ideas</text:p>
      <text:list xml:id="list42443278" text:continue-list="list7016281773652531003" text:style-name="L71">
        <text:list-item>
          <text:p text:style-name="P103">Forest Medicine</text:p>
          <text:list>
            <text:list-item>
              <text:p text:style-name="P103">AP 3, CD 3, range 3: Give an ally 8 block. Removes poison.</text:p>
            </text:list-item>
          </text:list>
        </text:list-item>
      </text:list>
      <text:list xml:id="list4396934830533036767" text:style-name="L83">
        <text:list-item>
          <text:p text:style-name="P115">Snipe</text:p>
          <text:list>
            <text:list-item>
              <text:p text:style-name="P115">AP 2: CD 1, range 7: Deal 2 damage to a target</text:p>
            </text:list-item>
          </text:list>
        </text:list-item>
      </text:list>
      <text:list xml:id="list5787433667241156256"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2444386" text:continue-list="list42443278" text:style-name="L71">
        <text:list-item>
          <text:p text:style-name="P103">Corruption</text:p>
          <text:list>
            <text:list-item>
              <text:p text:style-name="P103">AP 0, CD 1, range 3: Apply 1 poison to a target</text:p>
            </text:list-item>
          </text:list>
        </text:list-item>
      </text:list>
      <text:list xml:id="list5350166175102202359" text:style-name="L85">
        <text:list-item>
          <text:p text:style-name="P117">Soul Drain</text:p>
          <text:list>
            <text:list-item>
              <text:p text:style-name="P117">AP2:CD 3, range 2: Apply 1 weakened and 1 vulnerable to a target.</text:p>
            </text:list-item>
          </text:list>
        </text:list-item>
      </text:list>
      <text:list xml:id="list4492228665491047749" text:style-name="L86">
        <text:list-item>
          <text:p text:style-name="P118">Chaos Bolt</text:p>
          <text:list>
            <text:list-item>
              <text:p text:style-name="P118">AP 3: CD 3, range 3: Deal 6 magic damage and apply knockdown</text:p>
            </text:list-item>
          </text:list>
        </text:list-item>
      </text:list>
      <text:list xml:id="list1019346835576343928"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4800632919466415538" text:style-name="L88">
        <text:list-item>
          <text:p text:style-name="P120">Blight</text:p>
          <text:list>
            <text:list-item>
              <text:p text:style-name="P120">Appl 2 'Vulnerable' to a target</text:p>
            </text:list-item>
          </text:list>
        </text:list-item>
      </text:list>
      <text:list xml:id="list8894860238430810887" text:style-name="L89">
        <text:list-item>
          <text:p text:style-name="P121">Life Leech</text:p>
          <text:list>
            <text:list-item>
              <text:p text:style-name="P121">Deal 5 damage to an enemy: Gain block equal to the damage dealt.</text:p>
            </text:list-item>
          </text:list>
        </text:list-item>
      </text:list>
      <text:list xml:id="list8171279845444880669" text:style-name="L90">
        <text:list-item>
          <text:p text:style-name="P122">Hellfire</text:p>
          <text:list>
            <text:list-item>
              <text:p text:style-name="P122">AP 0, CD 1, range 0: Lose 3HP. Deal 6 magic damage to all adjacent characters</text:p>
            </text:list-item>
          </text:list>
        </text:list-item>
      </text:list>
      <text:list xml:id="list2239047775580899136"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2409875701801794063" text:style-name="L92">
        <text:list-item>
          <text:p text:style-name="P124"><text:soft-page-break/>Demonic Speed</text:p>
          <text:list>
            <text:list-item>
              <text:p text:style-name="P124">give an ally +1 mobility for one turn</text:p>
            </text:list-item>
          </text:list>
        </text:list-item>
      </text:list>
      <text:list xml:id="list3840233522377871550" text:style-name="L93">
        <text:list-item>
          <text:p text:style-name="P125">Energy Leech</text:p>
          <text:list>
            <text:list-item>
              <text:p text:style-name="P125">Target character suffers -2AP. Gain +2 AP</text:p>
            </text:list-item>
          </text:list>
        </text:list-item>
      </text:list>
      <text:list xml:id="list7176136501262719254"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8212867952080062541"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each character then takes their turn in order of who's initiative roll was highest</text:p>
        </text:list-item>
      </text:list>
      <text:p text:style-name="P14"/>
      <text:p text:style-name="P11">Combat and gameplay change ideas 15/9/19</text:p>
      <text:p text:style-name="P14">New Combat mechanic ideas</text:p>
      <text:list xml:id="list6156479891291919882"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573289803435870218"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text:soft-page-break/>knock back</text:p>
                </text:list-item>
                <text:list-item>
                  <text:p text:style-name="P129">apply vulnerable, etc</text:p>
                </text:list-item>
              </text:list>
            </text:list-item>
          </text:list>
        </text:list-item>
      </text:list>
      <text:list xml:id="list8711393494421841063"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4139469175802005292"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7351074424355205597"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6412263433309090954"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7299094842775823299"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text:soft-page-break/>New Tiles/ Objects on tiles system</text:p>
      <text:list xml:id="list5262757160928277774"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8202723688724549738"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7893567470099916923" text:style-name="L105">
        <text:list-item>
          <text:p text:style-name="P137">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4600670527504296232"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6019994657880113134"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3"><text:soft-page-break/>RANDOM GAME IDEA</text:p>
      <text:list xml:id="list8948739443215609114"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78938784394036873"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2114311757385150861"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9154117844253607121" text:style-name="L111">
        <text:list-header>
          <text:p text:style-name="P143"/>
        </text:list-header>
      </text:list>
      <text:p text:style-name="P14">Rogue changes and updates</text:p>
      <text:list xml:id="list2467294846021697004"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text:soft-page-break/>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922769942328396010" text:style-name="L113">
        <text:list-item>
          <text:p text:style-name="P145">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1153385021640928672"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text:soft-page-break/>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6996632964161012368"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3611977809432204213"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leport: </text:p>
            </text:list-item>
            <text:list-item>
              <text:p text:style-name="P148">Phase Shift Y1</text:p>
            </text:list-item>
          </text:list>
        </text:list-item>
      </text:list>
      <text:p text:style-name="P14"/>
      <text:p text:style-name="P14"><text:tab/></text:p>
      <text:p text:style-name="P14">Priest changes and updates</text:p>
      <text:list xml:id="list901520944642175038"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text:soft-page-break/>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2436920"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1877403742022459020" text:style-name="L118">
        <text:list-item>
          <text:p text:style-name="P150">Staff of Rah: Your skill abilities cost 1 less AP (but not less then 1)</text:p>
        </text:list-item>
      </text:list>
      <text:p text:style-name="P14"/>
      <text:p text:style-name="P14">Play Test Notes 16/9/2019</text:p>
      <text:list xml:id="list260519222545177100"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7182023749636981127"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7003625586131017795" text:style-name="L121">
        <text:list-item>
          <text:p text:style-name="P153"><text:soft-page-break/>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6695050356964309784"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309880024600670438" text:style-name="L123">
        <text:list-item>
          <text:p text:style-name="P155">Flanking</text:p>
          <text:list>
            <text:list-item>
              <text:p text:style-name="P155">flanking is no longer a thing (for now)</text:p>
            </text:list-item>
          </text:list>
        </text:list-item>
      </text:list>
      <text:list xml:id="list9165360097098526912" text:style-name="L124">
        <text:list-item>
          <text:p text:style-name="P156">Tile Changes</text:p>
          <text:list>
            <text:list-item>
              <text:p text:style-name="P156">Camoflage reworked</text:p>
            </text:list-item>
            <text:list-item>
              <text:p text:style-name="P156">Tree tiles now block LoS</text:p>
            </text:list-item>
          </text:list>
        </text:list-item>
      </text:list>
      <text:list xml:id="list2400467341327243192" text:style-name="L125">
        <text:list-item>
          <text:p text:style-name="P157">LoS</text:p>
          <text:list>
            <text:list-item>
              <text:p text:style-name="P157">LoS is now a thing. Scripts and rules on this can be copied from the scifi game project.</text:p>
            </text:list-item>
          </text:list>
        </text:list-item>
      </text:list>
      <text:list xml:id="list9103053942268210969"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6772728626266812248" text:style-name="L127">
        <text:list-item>
          <text:list>
            <text:list-item>
              <text:p text:style-name="P159">Strength</text:p>
              <text:list>
                <text:list-item>
                  <text:p text:style-name="P159">Now only increases physical damage</text:p>
                </text:list-item>
              </text:list>
            </text:list-item>
          </text:list>
        </text:list-item>
      </text:list>
      <text:list xml:id="list1639599427918607024"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5074343690705627324" text:style-name="L129">
        <text:list-item>
          <text:p text:style-name="P161">Weakened (exhausted)</text:p>
          <text:list>
            <text:list-item>
              <text:p text:style-name="P161">Reduces all damage dealt by attacks by 50%</text:p>
            </text:list-item>
          </text:list>
        </text:list-item>
      </text:list>
      <text:list xml:id="list6870988070776390863" text:style-name="L130">
        <text:list-item>
          <text:p text:style-name="P162">Blind</text:p>
          <text:list>
            <text:list-item>
              <text:p text:style-name="P162"><text:soft-page-break/>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7954540131229166186"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5341035963812586442" text:style-name="L132">
        <text:list-item>
          <text:p text:style-name="P164">Slippery</text:p>
          <text:list>
            <text:list-item>
              <text:p text:style-name="P164">New passive</text:p>
            </text:list-item>
            <text:list-item>
              <text:p text:style-name="P164">a character with slippery is immune to free strikes</text:p>
            </text:list-item>
          </text:list>
        </text:list-item>
      </text:list>
      <text:list xml:id="list8537048517970628242"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6848364627319780573"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7869918238743085182"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935050944153517693"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text:soft-page-break/>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1850860179127442363"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1880873847692673781"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text:soft-page-break/>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7888760628455750771"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3523014888521715948"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text:soft-page-break/>Some abilities should be replaced/modified</text:p>
          <text:list>
            <text:list-item>
              <text:p text:style-name="P172">rogue 'preparation'</text:p>
            </text:list-item>
            <text:list-item>
              <text:p text:style-name="P172">warrior 'whirlwind'</text:p>
            </text:list-item>
          </text:list>
        </text:list-item>
      </text:list>
      <text:list xml:id="list8603738195570755467"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Smoke Bomb: Gain camoflage. Apply 1 exhausted to all adjacent enemies</text:p>
                </text:list-item>
              </text:list>
            </text:list-item>
          </text:list>
        </text:list-item>
      </text:list>
      <text:p text:style-name="P13">Final Item List</text:p>
      <text:p text:style-name="P13">New items</text:p>
      <text:list xml:id="list843313681381678935" text:style-name="L142">
        <text:list-item>
          <text:p text:style-name="P174">Staff of Rah</text:p>
          <text:list>
            <text:list-item>
              <text:p text:style-name="P174">Epic: Your skills cost 1 less (but no less then 0)</text:p>
            </text:list-item>
          </text:list>
        </text:list-item>
      </text:list>
      <text:list xml:id="list9162221247630296456" text:style-name="L143">
        <text:list-item>
          <text:p text:style-name="P175">Kali's Dagger</text:p>
          <text:list>
            <text:list-item>
              <text:p text:style-name="P175">Epic: Your attacks cost 1 less (but no less then 0)</text:p>
            </text:list-item>
          </text:list>
        </text:list-item>
      </text:list>
      <text:list xml:id="list3179584518962143188" text:style-name="L144">
        <text:list-item>
          <text:p text:style-name="P176">Truesight Goggles</text:p>
          <text:list>
            <text:list-item>
              <text:p text:style-name="P176">Ignore stealth and camolfage when attacking</text:p>
            </text:list-item>
          </text:list>
        </text:list-item>
      </text:list>
      <text:list xml:id="list24551233451870823" text:style-name="L145">
        <text:list-item>
          <text:p text:style-name="P177">Hellguard Boots</text:p>
          <text:list>
            <text:list-item>
              <text:p text:style-name="P177">+1 initiative during the first turn</text:p>
            </text:list-item>
          </text:list>
        </text:list-item>
      </text:list>
      <text:list xml:id="list2288435134658568976" text:style-name="L146">
        <text:list-item>
          <text:p text:style-name="P178">Momentum Boots</text:p>
          <text:list>
            <text:list-item>
              <text:p text:style-name="P178">+1 Initiative</text:p>
            </text:list-item>
          </text:list>
        </text:list-item>
      </text:list>
      <text:list xml:id="list275971391341321174" text:style-name="L147">
        <text:list-item>
          <text:p text:style-name="P179">Focus Staff</text:p>
          <text:list>
            <text:list-item>
              <text:p text:style-name="P179">Increase the range of your 'Skill' abilities by 1</text:p>
            </text:list-item>
          </text:list>
        </text:list-item>
      </text:list>
      <text:list xml:id="list1585540234173965696" text:style-name="L148">
        <text:list-item>
          <text:p text:style-name="P180">Thinking Cap</text:p>
          <text:list>
            <text:list-item>
              <text:p text:style-name="P180">+1 wisdom</text:p>
            </text:list-item>
          </text:list>
        </text:list-item>
      </text:list>
      <text:p text:style-name="P13">Old items</text:p>
      <text:list xml:id="list1252261099356512173" text:style-name="L149">
        <text:list-item>
          <text:p text:style-name="P181">Acid Vial</text:p>
          <text:list>
            <text:list-item>
              <text:p text:style-name="P181">Your melee attacks that reduce health also apply 1 poison</text:p>
            </text:list-item>
          </text:list>
        </text:list-item>
      </text:list>
      <text:list xml:id="list7625308893251826236" text:style-name="L150">
        <text:list-item>
          <text:p text:style-name="P182">Cocaine</text:p>
          <text:list>
            <text:list-item>
              <text:p text:style-name="P182"><text:soft-page-break/>Start combat with +2 AP </text:p>
            </text:list-item>
          </text:list>
        </text:list-item>
      </text:list>
      <text:list xml:id="list5303048172823706283" text:style-name="L151">
        <text:list-item>
          <text:p text:style-name="P183">Copper Plate</text:p>
          <text:list>
            <text:list-item>
              <text:p text:style-name="P183">Start combat with +5 block</text:p>
            </text:list-item>
          </text:list>
        </text:list-item>
      </text:list>
      <text:list xml:id="list2320043572848683560" text:style-name="L152">
        <text:list-item>
          <text:p text:style-name="P184">Crystal Fragment</text:p>
          <text:list>
            <text:list-item>
              <text:p text:style-name="P184">+1 Energy</text:p>
            </text:list-item>
          </text:list>
        </text:list-item>
      </text:list>
      <text:list xml:id="list6126868211078150868" text:style-name="L153">
        <text:list-item>
          <text:p text:style-name="P185">Elven Cloak</text:p>
          <text:list>
            <text:list-item>
              <text:p text:style-name="P185">Stealth</text:p>
            </text:list-item>
          </text:list>
        </text:list-item>
      </text:list>
      <text:list xml:id="list4915114123801113734" text:style-name="L154">
        <text:list-item>
          <text:p text:style-name="P186">Elven Slippers</text:p>
          <text:list>
            <text:list-item>
              <text:p text:style-name="P186">+1 mobility</text:p>
            </text:list-item>
          </text:list>
        </text:list-item>
      </text:list>
      <text:list xml:id="list3478079848867176460" text:style-name="L155">
        <text:list-item>
          <text:p text:style-name="P187">Orcish War Paint</text:p>
          <text:list>
            <text:list-item>
              <text:p text:style-name="P187">+1 Enrage</text:p>
            </text:list-item>
          </text:list>
        </text:list-item>
      </text:list>
      <text:list xml:id="list4174392781463975363" text:style-name="L156">
        <text:list-item>
          <text:p text:style-name="P188">Rusty Sword</text:p>
          <text:list>
            <text:list-item>
              <text:p text:style-name="P188">+1 Strength</text:p>
            </text:list-item>
          </text:list>
        </text:list-item>
      </text:list>
      <text:list xml:id="list600249551853675810" text:style-name="L157">
        <text:list-item>
          <text:p text:style-name="P189">Wizard Hat</text:p>
          <text:list>
            <text:list-item>
              <text:p text:style-name="P189">+1 wisdom</text:p>
            </text:list-item>
          </text:list>
        </text:list-item>
      </text:list>
      <text:list xml:id="list3001358661961673573" text:style-name="L158">
        <text:list-item>
          <text:p text:style-name="P190">Simple Shield</text:p>
          <text:list>
            <text:list-item>
              <text:p text:style-name="P190">+2 cautious (on activation end, gain +2 block)</text:p>
            </text:list-item>
          </text:list>
        </text:list-item>
      </text:list>
      <text:list xml:id="list7921626529978264643" text:style-name="L159">
        <text:list-item>
          <text:p text:style-name="P191">Spiked Carapce</text:p>
          <text:list>
            <text:list-item>
              <text:p text:style-name="P191">+1 thorns</text:p>
            </text:list-item>
          </text:list>
        </text:list-item>
      </text:list>
      <text:list xml:id="list544217742457578379" text:style-name="L160">
        <text:list-item>
          <text:p text:style-name="P192">Steroids</text:p>
          <text:list>
            <text:list-item>
              <text:p text:style-name="P192">+1 Growing (on activation end, gain +1 strength)</text:p>
            </text:list-item>
          </text:list>
        </text:list-item>
      </text:list>
      <text:p text:style-name="P17">New Camp Site Ideas</text:p>
      <text:list xml:id="list6370957208276630831"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text:soft-page-break/>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4516174234831898836" text:style-name="L162">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6816859723804265525"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1614791116515336412" text:style-name="L164">
        <text:list-item>
          <text:p text:style-name="P196">Fatigue: Your characters have -1 energy and initiative</text:p>
        </text:list-item>
        <text:list-item>
          <text:p text:style-name="P196">Shaken: Your characters have -1 strength and wisdom</text:p>
        </text:list-item>
        <text:list-item>
          <text:p text:style-name="P196"><text:soft-page-break/>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1109864660668683138"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2724123925039489388"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6315776093143191421" text:style-name="L167">
        <text:list-item>
          <text:p text:style-name="P199">Strike</text:p>
        </text:list-item>
        <text:list-item>
          <text:p text:style-name="P199"><text:soft-page-break/>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New Elite: The Twin Guardians</text:p>
      <text:list xml:id="list5657556416062867774"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5381962910163150962"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2769887739473189440"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4210254672078794142" text:style-name="L171">
        <text:list-item>
          <text:p text:style-name="P203">Description</text:p>
        </text:list-item>
      </text:list>
      <text:p text:style-name="P14"/>
      <text:p text:style-name="P27">Mystery Encounters</text:p>
      <text:p text:style-name="P27"><text:soft-page-break/>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6298713896657256468" text:style-name="L172">
        <text:list-header>
          <text:p text:style-name="P305">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text:soft-page-break/></text:p>
      <text:p text:style-name="P29"/>
      <text:p text:style-name="P29">Story Event Implementation Notes</text:p>
      <text:p text:style-name="P29"><text:s/>New Scripts</text:p>
      <text:list xml:id="list1340995673346820122" text:style-name="L173">
        <text:list-item>
          <text:p text:style-name="P306">StoryEventManager</text:p>
        </text:list-item>
      </text:list>
      <text:p text:style-name="P29"/>
      <text:p text:style-name="P13">New World Map Design and Code Notes</text:p>
      <text:list xml:id="list8068180504624136678"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4826955962573675551"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2745214371329789345"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4613869732283073962" text:style-name="L177">
        <text:list-item>
          <text:p text:style-name="P207">Encounter button</text:p>
          <text:list>
            <text:list-item>
              <text:p text:style-name="P207">encounter type</text:p>
            </text:list-item>
            <text:list-item>
              <text:p text:style-name="P207">List &lt;WorldEncounter&gt; connections</text:p>
              <text:list>
                <text:list-item>
                  <text:p text:style-name="P207"><text:soft-page-break/>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World Map Set up ideas</text:p>
      <text:list xml:id="list7650898544330605055"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3925718605270589067" text:style-name="L179">
        <text:list-item>
          <text:p text:style-name="P293">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356970087473103057"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783386807086718242" text:style-name="L181">
        <text:list-item>
          <text:p text:style-name="P294">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4743206198456220005" text:style-name="L182">
        <text:list-item>
          <text:p text:style-name="P212"><text:soft-page-break/>Passives</text:p>
          <text:list>
            <text:list-item>
              <text:p text:style-name="P212">Enrage</text:p>
            </text:list-item>
          </text:list>
        </text:list-item>
      </text:list>
      <text:list xml:id="list8382602027705845056" text:style-name="L183">
        <text:list-item>
          <text:p text:style-name="P213">Skeleton Warrior</text:p>
          <text:list>
            <text:list-item>
              <text:p text:style-name="P213">Abilities</text:p>
              <text:list>
                <text:list-item>
                  <text:p text:style-name="P213">Move, Strike, Guard, Inspire</text:p>
                </text:list-item>
              </text:list>
            </text:list-item>
          </text:list>
        </text:list-item>
      </text:list>
      <text:list xml:id="list5155183889171312008" text:style-name="L184">
        <text:list-item>
          <text:p text:style-name="P214">Passives</text:p>
          <text:list>
            <text:list-item>
              <text:p text:style-name="P214">Thorns</text:p>
            </text:list-item>
          </text:list>
        </text:list-item>
      </text:list>
      <text:list xml:id="list3126141194824188231"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5064571423059036676"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1231544360989343146"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text:soft-page-break/>Undead</text:p>
                </text:list-item>
                <text:list-item>
                  <text:p text:style-name="P217">Volatile</text:p>
                </text:list-item>
              </text:list>
            </text:list-item>
          </text:list>
        </text:list-item>
      </text:list>
      <text:list xml:id="list7061958566026181108" text:style-name="L188">
        <text:list-item>
          <text:p text:style-name="P218">Vampire</text:p>
          <text:list>
            <text:list-item>
              <text:p text:style-name="P218">Abilities</text:p>
              <text:list>
                <text:list-item>
                  <text:p text:style-name="P218">Move, Strike, Dash, Twin Strike </text:p>
                </text:list-item>
              </text:list>
            </text:list-item>
          </text:list>
        </text:list-item>
      </text:list>
      <text:list xml:id="list6531512182685583663" text:style-name="L189">
        <text:list-item>
          <text:p text:style-name="P219">Passives</text:p>
          <text:list>
            <text:list-item>
              <text:p text:style-name="P219">Life Steal</text:p>
            </text:list-item>
          </text:list>
        </text:list-item>
      </text:list>
      <text:list xml:id="list5273356115114573799"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4184227189562928127" text:style-name="L191">
        <text:list-item>
          <text:p text:style-name="P221">Passives</text:p>
          <text:list>
            <text:list-item>
              <text:p text:style-name="P221">Unhygienic</text:p>
            </text:list-item>
          </text:list>
        </text:list-item>
      </text:list>
      <text:p text:style-name="P14">New Elites Ideas + Skelly King Changes</text:p>
      <text:list xml:id="list590293358147287904" text:style-name="L192">
        <text:list-item>
          <text:p text:style-name="P222">Slime boss similar to StS, splits when it reaches 50% or less life</text:p>
          <text:list>
            <text:list-item>
              <text:p text:style-name="P222">Abilities</text:p>
              <text:list>
                <text:list-item>
                  <text:p text:style-name="P222">Goo Spray: Deal 3 magic damage and apply 2 poison to adjacent enemies</text:p>
                </text:list-item>
                <text:list-item>
                  <text:p text:style-name="P222">Goo Bomb: Deal 5 damage and apply 2 poison at all enemies in a 3x3 area</text:p>
                </text:list-item>
                <text:list-item>
                  <text:p text:style-name="P222">Goo Dive: Teleport to a location., then deal 3 magic damage and apply 1 poison to all adjacent enemies</text:p>
                </text:list-item>
                <text:list-item>
                  <text:p text:style-name="P222">Chemical Reaction: Double a targets poison</text:p>
                </text:list-item>
              </text:list>
            </text:list-item>
          </text:list>
        </text:list-item>
      </text:list>
      <text:list xml:id="list2615333423655689431" text:style-name="L193">
        <text:list-item>
          <text:p text:style-name="P223">Passive ideas</text:p>
          <text:list>
            <text:list-item>
              <text:p text:style-name="P223">Whenever an enemy takes damage from poison, gain +1 strength (or heal).</text:p>
            </text:list-item>
          </text:list>
        </text:list-item>
      </text:list>
      <text:list xml:id="list42457265" text:continue-list="list590293358147287904" text:style-name="L192">
        <text:list-item>
          <text:p text:style-name="P222">Teleport Mage enemy: High damage, and teleports away every turn to avoid melee</text:p>
          <text:list>
            <text:list-item>
              <text:p text:style-name="P222">Abilities</text:p>
              <text:list>
                <text:list-item>
                  <text:p text:style-name="P222">Blink, Meteor, Fire Ball</text:p>
                </text:list-item>
              </text:list>
            </text:list-item>
          </text:list>
        </text:list-item>
      </text:list>
      <text:list xml:id="list1435714704336088994" text:style-name="L194">
        <text:list-item>
          <text:p text:style-name="P224">An enemy that swaps between physical immunity and magical immunity each turn</text:p>
          <text:list>
            <text:list-item>
              <text:p text:style-name="P224"/>
            </text:list-item>
          </text:list>
        </text:list-item>
      </text:list>
      <text:list xml:id="list7610388218412115332" text:style-name="L195">
        <text:list-item>
          <text:p text:style-name="P225">StS lagaluvin guy</text:p>
          <text:list>
            <text:list-item>
              <text:p text:style-name="P225">similar to current skelly king</text:p>
            </text:list-item>
            <text:list-item>
              <text:p text:style-name="P225"><text:soft-page-break/>Doom on turn 1, then laser beam closest enemy for 20 damage 2 turns in a row, then start again </text:p>
            </text:list-item>
            <text:list-item>
              <text:p text:style-name="P225"/>
            </text:list-item>
          </text:list>
        </text:list-item>
      </text:list>
      <text:list xml:id="list42462571" text:continue-list="list42457265" text:style-name="L192">
        <text:list-item>
          <text:p text:style-name="P222">Goblin Nob like StS (could replace old skelly king)</text:p>
          <text:list>
            <text:list-item>
              <text:p text:style-name="P222">Abilities: Charge, Whirlwind, Crushing Blow</text:p>
            </text:list-item>
            <text:list-item>
              <text:p text:style-name="P222">Passive: Whenever an enemy uses a 'Skill' ability, gain +2 strength (exludes 'Move')</text:p>
            </text:list-item>
          </text:list>
        </text:list-item>
        <text:list-item>
          <text:p text:style-name="P222">The Twins</text:p>
          <text:list>
            <text:list-item>
              <text:p text:style-name="P222">Berserker + Healer/Suppor duo</text:p>
            </text:list-item>
            <text:list-item>
              <text:p text:style-name="P222">Berserker has cautious 5 and unwavering</text:p>
            </text:list-item>
            <text:list-item>
              <text:p text:style-name="P222">Maybe one has magic immunity, and the other has physical immunity.</text:p>
            </text:list-item>
            <text:list-item>
              <text:p text:style-name="P222">Passive: Bonded: Whenever </text:p>
            </text:list-item>
          </text:list>
        </text:list-item>
      </text:list>
      <text:list xml:id="list4212114856858246406" text:style-name="L196">
        <text:list-item>
          <text:p text:style-name="P226">The Twins 2</text:p>
          <text:list>
            <text:list-item>
              <text:p text:style-name="P226">One Rogue Twin, One Tanky Twin</text:p>
              <text:list>
                <text:list-item>
                  <text:p text:style-name="P226">Both twins have physical resistance</text:p>
                </text:list-item>
                <text:list-item>
                  <text:p text:style-name="P226">Rogue Twin</text:p>
                  <text:list>
                    <text:list-item>
                      <text:p text:style-name="P226">Abilities: move, strike, twin strike, Rend, Dash</text:p>
                    </text:list-item>
                  </text:list>
                </text:list-item>
              </text:list>
            </text:list-item>
          </text:list>
        </text:list-item>
      </text:list>
      <text:list xml:id="list9219780380775902685" text:style-name="L197">
        <text:list-item>
          <text:p text:style-name="P227">Warrior Twin</text:p>
          <text:list>
            <text:list-item>
              <text:p text:style-name="P227">Abilities: move, strike, Charge, War Cry (give yourself and adjacent allies +1 strength)</text:p>
            </text:list-item>
          </text:list>
        </text:list-item>
      </text:list>
      <text:list xml:id="list42444597" text:continue-list="list4212114856858246406" text:style-name="L196">
        <text:list-item>
          <text:list>
            <text:list-item>
              <text:p text:style-name="P226">One Mage Twin, One Tanky Twin</text:p>
            </text:list-item>
            <text:list-item>
              <text:p text:style-name="P226">Mage Twin</text:p>
              <text:list>
                <text:list-item>
                  <text:p text:style-name="P226">Passives, Physical Resistance, Magical Weakness</text:p>
                </text:list-item>
              </text:list>
            </text:list-item>
          </text:list>
        </text:list-item>
      </text:list>
      <text:list xml:id="list4365541176557417245" text:style-name="L198">
        <text:list-item>
          <text:p text:style-name="P228">Warrior Twin</text:p>
          <text:list>
            <text:list-item>
              <text:p text:style-name="P228">Magical Resistance, Phy</text:p>
            </text:list-item>
          </text:list>
        </text:list-item>
      </text:list>
      <text:list xml:id="list4609765076469054852" text:style-name="L199">
        <text:list-item>
          <text:p text:style-name="P229">Pure Spirit</text:p>
          <text:list>
            <text:list-item>
              <text:p text:style-name="P229">Passive: Faster Learner : At the end of activation, gain +1 wisdom</text:p>
            </text:list-item>
            <text:list-item>
              <text:p text:style-name="P229">Tri Beam: Deal 3 magic damage to a random adjacent enemy 3 times.</text:p>
            </text:list-item>
            <text:list-item>
              <text:p text:style-name="P229">Maybe should have mobility 2?</text:p>
            </text:list-item>
            <text:list-item>
              <text:p text:style-name="P229">Maybe magic resistance or immunity?</text:p>
            </text:list-item>
          </text:list>
        </text:list-item>
      </text:list>
      <text:p text:style-name="P14">- </text:p>
      <text:p text:style-name="P14">New Boss Ideas</text:p>
      <text:list xml:id="list6607638004508782363" text:style-name="L200">
        <text:list-item>
          <text:p text:style-name="P230"><text:soft-page-break/>Grim Reaper / Skeleton King</text:p>
          <text:list>
            <text:list-item>
              <text:p text:style-name="P230">Phase one: summons a random skeleton each turn. Skelly king is immune to damage, but every time a skeleton dies, he loses 10hp.</text:p>
            </text:list-item>
            <text:list-item>
              <text:p text:style-name="P230">Phase two (starts at 50% hp): No longer immune.</text:p>
            </text:list-item>
            <text:list-item>
              <text:p text:style-name="P230">Or maybe no phase 2, just skelly spawning until 10 have been killed. Once skelly king dies, all other skeletons also die.</text:p>
            </text:list-item>
          </text:list>
        </text:list-item>
      </text:list>
      <text:p text:style-name="P14"/>
      <text:p text:style-name="P14"/>
      <text:p text:style-name="P11">New Item System Ideas 16/12/19</text:p>
      <text:list xml:id="list7939558907454083075" text:style-name="L201">
        <text:list-item>
          <text:p text:style-name="P231">Weapon/Offhand Item Rule Ideas</text:p>
          <text:list>
            <text:list-item>
              <text:p text:style-name="P231">Strike ability attacks with the main hand weapon only</text:p>
            </text:list-item>
            <text:list-item>
              <text:p text:style-name="P231">Characters without a melee weapon cannot make free strikes</text:p>
            </text:list-item>
          </text:list>
        </text:list-item>
      </text:list>
      <text:list xml:id="list479137927844238309" text:style-name="L202">
        <text:list-item>
          <text:p text:style-name="P232">Items now have a type enum that dictates its slot (weapon, chest, legs, ring, etc)</text:p>
        </text:list-item>
        <text:list-item>
          <text:p text:style-name="P232">Certain abilities will be effected by the characters equipted weapon. e.g.</text:p>
          <text:list>
            <text:list-item>
              <text:p text:style-name="P232">Strike is not inately known: it is granted if the character has a melee weapon equipted</text:p>
            </text:list-item>
            <text:list-item>
              <text:p text:style-name="P232">Shoot is not inately known: it is granted if the character has a ranged weapon</text:p>
            </text:list-item>
            <text:list-item>
              <text:p text:style-name="P232">Block is not inately known: it is granted if the character has a shield equipted</text:p>
            </text:list-item>
          </text:list>
        </text:list-item>
      </text:list>
      <text:list xml:id="list3509329200613560835" text:style-name="L203">
        <text:list-item>
          <text:p text:style-name="P233">The base damage of abilities and attacks will be effected by the damage value of a weapon e.g.</text:p>
          <text:list>
            <text:list-item>
              <text:p text:style-name="P233">Strike deals damage equal to 100% weapon damage. If the weapon damage value is 4, strike deals 4 + strength and other bonuses</text:p>
            </text:list-item>
          </text:list>
        </text:list-item>
      </text:list>
      <text:list xml:id="list4241157747835655170" text:style-name="L204">
        <text:list-item>
          <text:p text:style-name="P234">Equiptment Slots</text:p>
          <text:list>
            <text:list-item>
              <text:p text:style-name="P234">Head</text:p>
            </text:list-item>
            <text:list-item>
              <text:p text:style-name="P234">Neck</text:p>
            </text:list-item>
            <text:list-item>
              <text:p text:style-name="P234">Chest</text:p>
            </text:list-item>
            <text:list-item>
              <text:p text:style-name="P234">Legs</text:p>
            </text:list-item>
            <text:list-item>
              <text:p text:style-name="P234">Gloves</text:p>
            </text:list-item>
            <text:list-item>
              <text:p text:style-name="P234">Ring</text:p>
            </text:list-item>
            <text:list-item>
              <text:p text:style-name="P234">Trinket</text:p>
            </text:list-item>
            <text:list-item>
              <text:p text:style-name="P234">Trinket</text:p>
            </text:list-item>
            <text:list-item>
              <text:p text:style-name="P234">Main Hand</text:p>
            </text:list-item>
            <text:list-item>
              <text:p text:style-name="P234"><text:soft-page-break/>Off hand</text:p>
            </text:list-item>
          </text:list>
        </text:list-item>
      </text:list>
      <text:p text:style-name="P13">Specific Item Ideas</text:p>
      <text:list xml:id="list4428142187013233817" text:style-name="L205">
        <text:list-item>
          <text:p text:style-name="P235">Should try to have at least 5 common, 2 rare and 2 epic items for each slot</text:p>
        </text:list-item>
        <text:list-item>
          <text:p text:style-name="P235">Each class should have atleast 1 item that would really good for them in each slot</text:p>
        </text:list-item>
        <text:list-item>
          <text:p text:style-name="P235">Each item slot should have at least 1 item that would be good for every class</text:p>
        </text:list-item>
        <text:list-item>
          <text:p text:style-name="P235">OR</text:p>
        </text:list-item>
        <text:list-item>
          <text:p text:style-name="P235">There are many common items. Every type a trait/passive increase is availble on common items</text:p>
        </text:list-item>
        <text:list-item>
          <text:p text:style-name="P235">Items become more specialized and focused at rare/epic levels</text:p>
        </text:list-item>
      </text:list>
      <text:p text:style-name="P13">Item Sets</text:p>
      <text:list xml:id="list6564791084821825782" text:style-name="L206">
        <text:list-item>
          <text:p text:style-name="P236">Items can come in sets</text:p>
        </text:list-item>
        <text:list-item>
          <text:p text:style-name="P236">Maybe collecting enough items in a set provides additional bonuses?</text:p>
        </text:list-item>
        <text:list-item>
          <text:p text:style-name="P236">Item Set Ideas</text:p>
          <text:list>
            <text:list-item>
              <text:p text:style-name="P236">Berseker Set: Enrage</text:p>
            </text:list-item>
            <text:list-item>
              <text:p text:style-name="P236">Spiked Set: Thorns</text:p>
            </text:list-item>
            <text:list-item>
              <text:p text:style-name="P236">Bronze Set: bonus strength</text:p>
            </text:list-item>
            <text:list-item>
              <text:p text:style-name="P236">Iron Set: bonus dexterity</text:p>
            </text:list-item>
            <text:list-item>
              <text:p text:style-name="P236">Wizard Set: bonus wisdom</text:p>
            </text:list-item>
            <text:list-item>
              <text:p text:style-name="P236">Assassin Set: Crit chance</text:p>
            </text:list-item>
          </text:list>
        </text:list-item>
      </text:list>
      <text:p text:style-name="P14"/>
      <text:p text:style-name="P13">Head Slot Items</text:p>
      <text:list xml:id="list7850104807821883158" text:style-name="L207">
        <text:list-item>
          <text:p text:style-name="P237">Common</text:p>
        </text:list-item>
      </text:list>
      <text:list xml:id="list2402784007754263188" text:style-name="L208">
        <text:list-item>
          <text:p text:style-name="P238">Berseker Mask: +2 Enrage</text:p>
        </text:list-item>
        <text:list-item>
          <text:p text:style-name="P238">Spiked Helmet <text:s/>+2 thorns</text:p>
        </text:list-item>
        <text:list-item>
          <text:p text:style-name="P238">Bronze Helmet +1 strength</text:p>
        </text:list-item>
        <text:list-item>
          <text:p text:style-name="P238">Iron Helmet +1 dexterity</text:p>
        </text:list-item>
        <text:list-item>
          <text:p text:style-name="P238">Wizard Hat +1 wisdom</text:p>
        </text:list-item>
        <text:list-item>
          <text:p text:style-name="P238">Assassin Hood +10 crit chance</text:p>
        </text:list-item>
      </text:list>
      <text:list xml:id="list5302954936608463788" text:style-name="L209">
        <text:list-item>
          <text:p text:style-name="P239">Rare</text:p>
          <text:list>
            <text:list-item>
              <text:p text:style-name="P239">True Sight Goggles: Ignore stealth/camo</text:p>
            </text:list-item>
            <text:list-item>
              <text:p text:style-name="P239"><text:soft-page-break/>Archer's Helmet: Ranged attacks have +1 range</text:p>
            </text:list-item>
          </text:list>
        </text:list-item>
        <text:list-item>
          <text:p text:style-name="P239">Epic</text:p>
        </text:list-item>
      </text:list>
      <text:p text:style-name="P13">Neck Slot Items</text:p>
      <text:list xml:id="list1013355972052916432" text:style-name="L210">
        <text:list-item>
          <text:p text:style-name="P240">Common</text:p>
          <text:list>
            <text:list-item>
              <text:p text:style-name="P240">Dwarven Rune Necklace: Start combat with +1 Rune</text:p>
            </text:list-item>
            <text:list-item>
              <text:p text:style-name="P240">Spell Ward Choker: +2 magic resistance</text:p>
            </text:list-item>
            <text:list-item>
              <text:p text:style-name="P240">Neck Plate: +2 physical resistance</text:p>
            </text:list-item>
            <text:list-item>
              <text:p text:style-name="P240">Focus Band: +1 Max AP</text:p>
            </text:list-item>
            <text:list-item>
              <text:p text:style-name="P240">Veteran Tags: +5 crit chance</text:p>
            </text:list-item>
          </text:list>
        </text:list-item>
      </text:list>
      <text:list xml:id="list4964214116331096288" text:style-name="L211">
        <text:list-item>
          <text:p text:style-name="P241">Rare</text:p>
          <text:list>
            <text:list-item>
              <text:p text:style-name="P241">Kings Necklace: +1 Aura Size</text:p>
            </text:list-item>
            <text:list-item>
              <text:p text:style-name="P241"/>
            </text:list-item>
          </text:list>
        </text:list-item>
        <text:list-item>
          <text:p text:style-name="P241">Epic</text:p>
          <text:list>
            <text:list-item>
              <text:p text:style-name="P241">Wisdom Circlet: +1 Fast Learner</text:p>
            </text:list-item>
            <text:list-item>
              <text:p text:style-name="P241">Insanity Choker: +1 Growing</text:p>
            </text:list-item>
          </text:list>
        </text:list-item>
      </text:list>
      <text:p text:style-name="P13">Chest Slot Items</text:p>
      <text:list xml:id="list2433779091452345081" text:style-name="L212">
        <text:list-item>
          <text:p text:style-name="P242">Common</text:p>
          <text:list>
            <text:list-item>
              <text:p text:style-name="P242">Berserker Chestplate: +3 enrage</text:p>
            </text:list-item>
            <text:list-item>
              <text:p text:style-name="P242">Spiked Cuirass: +3 Thorns</text:p>
            </text:list-item>
            <text:list-item>
              <text:p text:style-name="P242">Bronze Chestplate: +2 Strength</text:p>
            </text:list-item>
            <text:list-item>
              <text:p text:style-name="P242">Iron Plate: +2 Dexterity</text:p>
            </text:list-item>
            <text:list-item>
              <text:p text:style-name="P242">Wizard Robes: +2 Wisdom</text:p>
            </text:list-item>
            <text:list-item>
              <text:p text:style-name="P242">Assassin's Padding: +15 crit chance</text:p>
            </text:list-item>
          </text:list>
        </text:list-item>
      </text:list>
      <text:list xml:id="list1360362574942712945" text:style-name="L213">
        <text:list-item>
          <text:p text:style-name="P243">Rare</text:p>
          <text:list>
            <text:list-item>
              <text:p text:style-name="P243">Impenetrable Plate: Implaccable (immune to stun, pinned, and sleep)</text:p>
            </text:list-item>
          </text:list>
        </text:list-item>
      </text:list>
      <text:list xml:id="list4889375281023424200" text:style-name="L214">
        <text:list-item>
          <text:p text:style-name="P244">Epic</text:p>
          <text:list>
            <text:list-item>
              <text:p text:style-name="P244">Robes of Divinity: Your skills cost 1 less (but no less then 0)</text:p>
            </text:list-item>
            <text:list-item>
              <text:p text:style-name="P244"/>
            </text:list-item>
          </text:list>
        </text:list-item>
      </text:list>
      <text:p text:style-name="P13">Item Effects Ideas List</text:p>
      <text:list xml:id="list564543504462296115" text:style-name="L215">
        <text:list-item>
          <text:p text:style-name="P245"><text:soft-page-break/>Enrage</text:p>
        </text:list-item>
        <text:list-item>
          <text:p text:style-name="P245">Stealth</text:p>
        </text:list-item>
        <text:list-item>
          <text:p text:style-name="P245">Thorns</text:p>
        </text:list-item>
        <text:list-item>
          <text:p text:style-name="P245">True sight</text:p>
        </text:list-item>
        <text:list-item>
          <text:p text:style-name="P245">Venomous</text:p>
        </text:list-item>
        <text:list-item>
          <text:p text:style-name="P245">growing </text:p>
        </text:list-item>
        <text:list-item>
          <text:p text:style-name="P245">faster learner</text:p>
        </text:list-item>
        <text:list-item>
          <text:p text:style-name="P245">ranged attack version of venomous</text:p>
        </text:list-item>
        <text:list-item>
          <text:p text:style-name="P245">block does not expire on activation end</text:p>
        </text:list-item>
        <text:list-item>
          <text:p text:style-name="P245">gain block on activation end</text:p>
        </text:list-item>
        <text:list-item>
          <text:p text:style-name="P245">Physical resistance</text:p>
        </text:list-item>
        <text:list-item>
          <text:p text:style-name="P245">Magical resistance</text:p>
        </text:list-item>
        <text:list-item>
          <text:p text:style-name="P245">poison immune</text:p>
        </text:list-item>
        <text:list-item>
          <text:p text:style-name="P245">pinned immune</text:p>
        </text:list-item>
        <text:list-item>
          <text:p text:style-name="P245">immune to free strikes</text:p>
        </text:list-item>
        <text:list-item>
          <text:p text:style-name="P245">stun immune</text:p>
        </text:list-item>
        <text:list-item>
          <text:p text:style-name="P245">bonus to core stats(energy, wisdom, strength, initiative, mobility or energy)</text:p>
        </text:list-item>
        <text:list-item>
          <text:p text:style-name="P245">bonus melee range</text:p>
        </text:list-item>
        <text:list-item>
          <text:p text:style-name="P245">You skills costs 1 less (but no less then zero)</text:p>
        </text:list-item>
        <text:list-item>
          <text:p text:style-name="P245">Skills have +1 range</text:p>
        </text:list-item>
        <text:list-item>
          <text:p text:style-name="P245">Ranged attacks have +1 range</text:p>
        </text:list-item>
        <text:list-item>
          <text:p text:style-name="P245">Your attacks costs 1 less (but no less then zero)</text:p>
        </text:list-item>
        <text:list-item>
          <text:p text:style-name="P245">Strike has no cooldown</text:p>
        </text:list-item>
        <text:list-item>
          <text:p text:style-name="P245">Strike costs 1 less (but no less then 0)</text:p>
        </text:list-item>
        <text:list-item>
          <text:p text:style-name="P245">Strike deals 2 extra damage</text:p>
        </text:list-item>
        <text:list-item>
          <text:p text:style-name="P245">ignore stealth and camoflage</text:p>
        </text:list-item>
        <text:list-item>
          <text:p text:style-name="P245">bonus core stats during first turn (initiative or mobility)</text:p>
        </text:list-item>
        <text:list-item>
          <text:p text:style-name="P245">Whenever you kill an enemy</text:p>
          <text:list>
            <text:list-item>
              <text:p text:style-name="P245">gain max AP</text:p>
            </text:list-item>
            <text:list-item>
              <text:p text:style-name="P245"><text:soft-page-break/>gain X block</text:p>
            </text:list-item>
            <text:list-item>
              <text:p text:style-name="P245">gain X core stat (wisdom, strength)</text:p>
            </text:list-item>
            <text:list-item>
              <text:p text:style-name="P245">Gain barrier</text:p>
            </text:list-item>
            <text:list-item>
              <text:p text:style-name="P245">Gain rune</text:p>
            </text:list-item>
          </text:list>
        </text:list-item>
      </text:list>
      <text:list xml:id="list2568649342425861612" text:style-name="L216">
        <text:list-item>
          <text:p text:style-name="P246">Start combat with </text:p>
          <text:list>
            <text:list-item>
              <text:p text:style-name="P246">Rune</text:p>
            </text:list-item>
            <text:list-item>
              <text:p text:style-name="P246">barrier</text:p>
            </text:list-item>
            <text:list-item>
              <text:p text:style-name="P246">Camoflage/Stealth</text:p>
            </text:list-item>
          </text:list>
        </text:list-item>
        <text:list-item>
          <text:p text:style-name="P246">If you end your turn on an X tile (grass, rock, etc) gain</text:p>
          <text:list>
            <text:list-item>
              <text:p text:style-name="P246">bonus core stats</text:p>
            </text:list-item>
            <text:list-item>
              <text:p text:style-name="P246">block</text:p>
            </text:list-item>
          </text:list>
        </text:list-item>
      </text:list>
      <text:list xml:id="list3247176943989608115" text:style-name="L217">
        <text:list-item>
          <text:p text:style-name="P247">Granted abilities</text:p>
          <text:list>
            <text:list-item>
              <text:p text:style-name="P247">Strike</text:p>
            </text:list-item>
            <text:list-item>
              <text:p text:style-name="P247">Shoot</text:p>
            </text:list-item>
            <text:list-item>
              <text:p text:style-name="P247">Defend</text:p>
            </text:list-item>
            <text:list-item>
              <text:p text:style-name="P247">Telekinesis</text:p>
            </text:list-item>
            <text:list-item>
              <text:p text:style-name="P247">Twin Strike</text:p>
            </text:list-item>
            <text:list-item>
              <text:p text:style-name="P247">Dash</text:p>
            </text:list-item>
            <text:list-item>
              <text:p text:style-name="P247">Preparation</text:p>
            </text:list-item>
          </text:list>
        </text:list-item>
      </text:list>
      <text:list xml:id="list6576235691462489977" text:style-name="L218">
        <text:list-item>
          <text:p text:style-name="P248">Grant Aura</text:p>
          <text:list>
            <text:list-item>
              <text:p text:style-name="P248">give allies AP</text:p>
            </text:list-item>
            <text:list-item>
              <text:p text:style-name="P248">give allies strength/wisdom</text:p>
            </text:list-item>
            <text:list-item>
              <text:p text:style-name="P248">gives allies temp mobility</text:p>
            </text:list-item>
            <text:list-item>
              <text:p text:style-name="P248">apply poison to enemies</text:p>
            </text:list-item>
            <text:list-item>
              <text:p text:style-name="P248">give allies block</text:p>
            </text:list-item>
          </text:list>
        </text:list-item>
      </text:list>
      <text:list xml:id="list6076248263429024211" text:style-name="L219">
        <text:list-item>
          <text:p text:style-name="P249">Bonus Critical Strike chance</text:p>
        </text:list-item>
        <text:list-item>
          <text:p text:style-name="P249">Critical strikes deal 100% bonus damage instead of 50%</text:p>
        </text:list-item>
        <text:list-item>
          <text:p text:style-name="P249">Whenever you land a critical strike</text:p>
          <text:list>
            <text:list-item>
              <text:p text:style-name="P249">Gain AP</text:p>
            </text:list-item>
            <text:list-item>
              <text:p text:style-name="P249"><text:soft-page-break/>gain block</text:p>
            </text:list-item>
            <text:list-item>
              <text:p text:style-name="P249">your next strike costs 0</text:p>
            </text:list-item>
            <text:list-item>
              <text:p text:style-name="P249">apply poison</text:p>
            </text:list-item>
            <text:list-item>
              <text:p text:style-name="P249">also apply weakened/vulnerable</text:p>
            </text:list-item>
          </text:list>
        </text:list-item>
      </text:list>
      <text:list xml:id="list8503054532541719287" text:style-name="L220">
        <text:list-item>
          <text:p text:style-name="P250">Backstabber trait</text:p>
          <text:list>
            <text:list-item>
              <text:p text:style-name="P250">attacks made against a target's back deal 50% bonus damage</text:p>
            </text:list-item>
          </text:list>
        </text:list-item>
      </text:list>
      <text:list xml:id="list8168385748668549960" text:style-name="L221">
        <text:list-item>
          <text:p text:style-name="P251">While elevated, ignore stealth/camoflage</text:p>
        </text:list-item>
        <text:list-item>
          <text:p text:style-name="P251">whenever you deal physical damage, deal magic damage instead</text:p>
        </text:list-item>
        <text:list-item>
          <text:p text:style-name="P251">whenever you deal magic damage, deal physical damage instead</text:p>
        </text:list-item>
        <text:list-item>
          <text:p text:style-name="P251">increase the range of 'Aura' passives by 1</text:p>
        </text:list-item>
      </text:list>
      <text:p text:style-name="P14"/>
      <text:p text:style-name="P14"/>
      <text:p text:style-name="P11">Design Ideas 18/12/19</text:p>
      <text:p text:style-name="P13">New tile types</text:p>
      <text:list xml:id="list1791837466449412581" text:style-name="L222">
        <text:list-item>
          <text:p text:style-name="P252">Elevation tile</text:p>
          <text:list>
            <text:list-item>
              <text:p text:style-name="P252">Ranged attacks made from a ranged tile gain a damage bonus</text:p>
            </text:list-item>
            <text:list-item>
              <text:p text:style-name="P252">While on a <text:s/>elevation tile, a character ignores stealth/camoflage</text:p>
            </text:list-item>
            <text:list-item>
              <text:p text:style-name="P252">Ranged attacks gain +2 range while on elevation tile</text:p>
            </text:list-item>
          </text:list>
        </text:list-item>
        <text:list-item>
          <text:p text:style-name="P252">Rock tile</text:p>
          <text:list>
            <text:list-item>
              <text:p text:style-name="P252">characters that end their turn on a rock tile gain +3 block</text:p>
            </text:list-item>
          </text:list>
        </text:list-item>
        <text:list-item>
          <text:p text:style-name="P252">Energy pool tile</text:p>
          <text:list>
            <text:list-item>
              <text:p text:style-name="P252">characters that end their turn on an energy pool tile gain +2 ap</text:p>
            </text:list-item>
            <text:list-item>
              <text:p text:style-name="P252">moving over an energy pool tile immediately grants +2 ap</text:p>
            </text:list-item>
          </text:list>
        </text:list-item>
        <text:list-item>
          <text:p text:style-name="P252">Deep Water Tile</text:p>
          <text:list>
            <text:list-item>
              <text:p text:style-name="P252">impassable and cant be moved over ot stood on</text:p>
            </text:list-item>
          </text:list>
        </text:list-item>
      </text:list>
      <text:p text:style-name="P13">Defenders Misc Ideas</text:p>
      <text:list xml:id="list2244826931158838917" text:style-name="L223">
        <text:list-item>
          <text:p text:style-name="P253">Aswell as having energy, each class has a secondary pool/trait that empowers abilities</text:p>
          <text:list>
            <text:list-item>
              <text:p text:style-name="P253">Rogue (combo points)</text:p>
            </text:list-item>
            <text:list-item>
              <text:p text:style-name="P253">Warrior (fury/rage)</text:p>
            </text:list-item>
            <text:list-item>
              <text:p text:style-name="P253"><text:soft-page-break/>Priest (divinity/sin)</text:p>
            </text:list-item>
            <text:list-item>
              <text:p text:style-name="P253">Mage (Surge)</text:p>
            </text:list-item>
          </text:list>
        </text:list-item>
      </text:list>
      <text:list xml:id="list8359875375235358937" text:style-name="L224">
        <text:list-item>
          <text:p text:style-name="P254">Defenders no longer use 'strike' ability. Each class has their own variation of the strike ability e.g.</text:p>
          <text:list>
            <text:list-item>
              <text:p text:style-name="P254">Warrior: Crushing Strike. Strike, gain 2 armor (or 1 strength)</text:p>
            </text:list-item>
            <text:list-item>
              <text:p text:style-name="P254">Rogue: Sinister Strike: Strike, Deals 50% extra damage if back strike</text:p>
            </text:list-item>
            <text:list-item>
              <text:p text:style-name="P254">Priest: Shadow Strike, Strike, apply 1 vulnerable</text:p>
            </text:list-item>
            <text:list-item>
              <text:p text:style-name="P254">Mage: Fiery Strike: Strike as magic damage, your next fireball costs 1 less AP.</text:p>
            </text:list-item>
            <text:list-item>
              <text:p text:style-name="P254"/>
            </text:list-item>
          </text:list>
        </text:list-item>
      </text:list>
      <text:p text:style-name="P14"/>
      <text:p text:style-name="P13">Current game state change ideas</text:p>
      <text:list xml:id="list5980189223028680692" text:style-name="L225">
        <text:list-item>
          <text:p text:style-name="P255">Trait renaming: Energy stat should be renamed to'Stamina', and action points should be renamed to 'Energy'</text:p>
        </text:list-item>
        <text:list-item>
          <text:p text:style-name="P255">Artifact and state system not really working: perhaps remove and completely rework</text:p>
        </text:list-item>
        <text:list-item>
          <text:p text:style-name="P255">Experience/level system not really working or impactful, should</text:p>
          <text:list>
            <text:list-item>
              <text:p text:style-name="P255">redesign talents to make them more impactful or</text:p>
            </text:list-item>
          </text:list>
        </text:list-item>
        <text:list-item>
          <text:p text:style-name="P255">Player only ever recieves common items from basic encounters</text:p>
          <text:list>
            <text:list-item>
              <text:p text:style-name="P255">player is always offered rare items from elites</text:p>
              <text:list>
                <text:list-item>
                  <text:p text:style-name="P255">perhaps player is offered 2 rare items from elites</text:p>
                </text:list-item>
              </text:list>
            </text:list-item>
            <text:list-item>
              <text:p text:style-name="P255">player is always offered epic items from bosses</text:p>
              <text:list>
                <text:list-item>
                  <text:p text:style-name="P255">perhaps player is offered 1 rare and 1 epic from bosses</text:p>
                </text:list-item>
              </text:list>
            </text:list-item>
          </text:list>
        </text:list-item>
      </text:list>
      <text:list xml:id="list5051128707643795778" text:style-name="L226">
        <text:list-item>
          <text:p text:style-name="P256">Could the camp site and shop encounter be combined into a single encounter?</text:p>
          <text:list>
            <text:list-item>
              <text:p text:style-name="P256">Without states, camp sites arent that relevant</text:p>
            </text:list-item>
          </text:list>
        </text:list-item>
      </text:list>
      <text:list xml:id="list7017797680352141323" text:style-name="L227">
        <text:list-item>
          <text:p text:style-name="P257">STEALTH CHANGES IDEAS / grass tile changes</text:p>
        </text:list-item>
      </text:list>
      <text:list xml:id="list7905031378098568551" text:style-name="L228">
        <text:list-item>
          <text:p text:style-name="P258">In order to gain camoflage from a grass tile, you must end your activation on a grass tile</text:p>
        </text:list-item>
        <text:list-item>
          <text:p text:style-name="P258">camoflage is no longer removed by moving off a grass tile</text:p>
          <text:list>
            <text:list-item>
              <text:p text:style-name="P258">instead, camoflage is removed by using an attack ability, taking damage, or free striking something</text:p>
            </text:list-item>
          </text:list>
        </text:list-item>
      </text:list>
      <text:p text:style-name="P13">Consumables</text:p>
      <text:list xml:id="list604185428027928694" text:style-name="L229">
        <text:list-item>
          <text:p text:style-name="P259">Elites and bosses have a 100% chance to drop a consumble, normal enemies have 20%</text:p>
        </text:list-item>
        <text:list-item>
          <text:p text:style-name="P259"><text:soft-page-break/>Consumable Ideas</text:p>
          <text:list>
            <text:list-item>
              <text:p text:style-name="P259">Blink Potion</text:p>
              <text:list>
                <text:list-item>
                  <text:p text:style-name="P259"><text:s/>Teleport a character to any position</text:p>
                </text:list-item>
              </text:list>
            </text:list-item>
            <text:list-item>
              <text:p text:style-name="P259">Fury Potion </text:p>
              <text:list>
                <text:list-item>
                  <text:p text:style-name="P259">all defenders gain +2 strength until the end of their next activations</text:p>
                </text:list-item>
                <text:list-item>
                  <text:p text:style-name="P259">give a character +2 strength until the end of its next activation</text:p>
                </text:list-item>
              </text:list>
            </text:list-item>
            <text:list-item>
              <text:p text:style-name="P259">Clarity Potion </text:p>
              <text:list>
                <text:list-item>
                  <text:p text:style-name="P259">all defenders gain +2 wisdom until the end of their next activations</text:p>
                </text:list-item>
                <text:list-item>
                  <text:p text:style-name="P259">give a character +2 wisdom until the end of its next activation</text:p>
                </text:list-item>
              </text:list>
            </text:list-item>
            <text:list-item>
              <text:p text:style-name="P259">Shadow Grenade</text:p>
              <text:list>
                <text:list-item>
                  <text:p text:style-name="P259">Deal 12 magic damage to a target</text:p>
                </text:list-item>
              </text:list>
            </text:list-item>
          </text:list>
        </text:list-item>
      </text:list>
      <text:list xml:id="list3148845027382172518" text:style-name="L230">
        <text:list-item>
          <text:p text:style-name="P260">Fire Grenade</text:p>
          <text:list>
            <text:list-item>
              <text:p text:style-name="P260">Deal 5 physical damage to all characters in a 3x3 area</text:p>
            </text:list-item>
          </text:list>
        </text:list-item>
      </text:list>
      <text:list xml:id="list6272861067420883503" text:style-name="L231">
        <text:list-item>
          <text:p text:style-name="P261">Frost Grenade</text:p>
          <text:list>
            <text:list-item>
              <text:p text:style-name="P261">Apply pinned to all characters in a 3x3 area</text:p>
            </text:list-item>
          </text:list>
        </text:list-item>
      </text:list>
      <text:list xml:id="list1109794627027517135" text:style-name="L232">
        <text:list-item>
          <text:p text:style-name="P262">Poison Grenade</text:p>
          <text:list>
            <text:list-item>
              <text:p text:style-name="P262">Apply 2 poison to all characters in a 3x3 area</text:p>
            </text:list-item>
          </text:list>
        </text:list-item>
      </text:list>
      <text:list xml:id="list1913846403067483018" text:style-name="L233">
        <text:list-item>
          <text:p text:style-name="P263">Love Potion</text:p>
          <text:list>
            <text:list-item>
              <text:p text:style-name="P263">Apply 'Stunned' to a target</text:p>
            </text:list-item>
          </text:list>
        </text:list-item>
      </text:list>
      <text:p text:style-name="P13">Defender Build Ideas</text:p>
      <text:list xml:id="list6793372455641458260" text:style-name="L234">
        <text:list-item>
          <text:p text:style-name="P264">Before proceeding with item development and reworking defender abilities/passives, some ideal character builds should be defined and brain stormed</text:p>
        </text:list-item>
        <text:list-item>
          <text:p text:style-name="P264">Each defender should have at least 2 different builds, and ideally 3</text:p>
        </text:list-item>
        <text:list-item>
          <text:p text:style-name="P264">Talents and items shold help direct players in choosing a character build, as well as enhance them</text:p>
        </text:list-item>
        <text:list-item>
          <text:p text:style-name="P264">Consider how each build supports and effects the builds of other classes (how can poison rogue overlap and synergize with corruption warlock? How can spell blade mage synergize with support priest?)</text:p>
        </text:list-item>
      </text:list>
      <text:p text:style-name="P13">Mage</text:p>
      <text:list xml:id="list7191020611439637747" text:style-name="L235">
        <text:list-item>
          <text:p text:style-name="P265">Builds</text:p>
          <text:list>
            <text:list-item>
              <text:p text:style-name="P265">Spell Blade (balance of melee and ranged attacks, balance of physical and magic damage, melee <text:soft-page-break/>attack empower ranged attack and vice versa)</text:p>
            </text:list-item>
            <text:list-item>
              <text:p text:style-name="P265">Wizard (high single target magic dps, moderate aoe damage, wisdom synergy, low defense)</text:p>
            </text:list-item>
            <text:list-item>
              <text:p text:style-name="P265">Manipulator (control and debuff powerhouse, lots of teleport and pinned, synergy with disables and teleports, low damage)</text:p>
            </text:list-item>
          </text:list>
        </text:list-item>
      </text:list>
      <text:list xml:id="list168329444163177380" text:style-name="L236">
        <text:list-item>
          <text:p text:style-name="P266">Build related passives and abilities</text:p>
          <text:list>
            <text:list-item>
              <text:p text:style-name="P266">Magical Empowerment: Whenever you deal physical damage, deal magic damage instead</text:p>
            </text:list-item>
            <text:list-item>
              <text:p text:style-name="P266">Fiery Presence (passive)</text:p>
              <text:list>
                <text:list-header>
                  <text:p text:style-name="P266"/>
                </text:list-header>
              </text:list>
            </text:list-item>
          </text:list>
        </text:list-item>
      </text:list>
      <text:p text:style-name="P13">Rogue</text:p>
      <text:list xml:id="list7836295281415959131" text:style-name="L237">
        <text:list-item>
          <text:p text:style-name="P267">Builds</text:p>
          <text:list>
            <text:list-item>
              <text:p text:style-name="P267">Poisons (poison synergy, gradual dps, spells and skill focused, some ranged elements)</text:p>
            </text:list-item>
            <text:list-item>
              <text:p text:style-name="P267">Stealth/Assassination (high stealth synergy, backstabbing, critical strike synergy)</text:p>
            </text:list-item>
            <text:list-item>
              <text:p text:style-name="P267">Combat/Duelyst (direct melee combat, high mobility, good defense, critical synergy)</text:p>
            </text:list-item>
            <text:list-item>
              <text:p text:style-name="P267">Bard (support build, auras, group and single target buffs, decent melee dps)</text:p>
            </text:list-item>
          </text:list>
        </text:list-item>
        <text:list-item>
          <text:p text:style-name="P267">Build related passives and abilities</text:p>
          <text:list>
            <text:list-item>
              <text:p text:style-name="P267">Assasination Build</text:p>
              <text:list>
                <text:list-item>
                  <text:p text:style-name="P267">Shroud: Immediately gain 'Stealth'</text:p>
                </text:list-item>
                <text:list-item>
                  <text:p text:style-name="P267">Cloaking (passive): If you did not use any attack abilities this activation, gain 'stealth'</text:p>
                </text:list-item>
                <text:list-item>
                  <text:p text:style-name="P267">Ambush: Deal 200% weapon damage, Only usable if stealthed</text:p>
                </text:list-item>
                <text:list-item>
                  <text:p text:style-name="P267">Shadow Step: Teleport to a tile within a targets back arc.</text:p>
                </text:list-item>
                <text:list-item>
                  <text:p text:style-name="P267">(passive): on turn end, if you are stealthed, gain +2 strength</text:p>
                </text:list-item>
              </text:list>
            </text:list-item>
          </text:list>
        </text:list-item>
      </text:list>
      <text:list xml:id="list6170146969206328128" text:style-name="L238">
        <text:list-item>
          <text:p text:style-name="P268">Duelyst Build</text:p>
          <text:list>
            <text:list-item>
              <text:p text:style-name="P268">Riposte: Deal 100% weapon damage, and gain 1 barrier (or 5 block)</text:p>
            </text:list-item>
          </text:list>
        </text:list-item>
      </text:list>
      <text:list xml:id="list42455027" text:continue-list="list7836295281415959131" text:style-name="L237">
        <text:list-item>
          <text:list>
            <text:list-item>
              <text:list>
                <text:list-item>
                  <text:p text:style-name="P267">Sharpen Blades: Your next attack is guaranteed to critically strike.</text:p>
                </text:list-item>
                <text:list-item>
                  <text:p text:style-name="P267">(passive) whenever you critically strike, gain 1 combo point.</text:p>
                </text:list-item>
              </text:list>
            </text:list-item>
            <text:list-item>
              <text:p text:style-name="P267">Poison Build</text:p>
              <text:list>
                <text:list-item>
                  <text:p text:style-name="P267">Poison Dart</text:p>
                </text:list-item>
                <text:list-item>
                  <text:p text:style-name="P267">Chemical Reaction</text:p>
                </text:list-item>
                <text:list-item>
                  <text:p text:style-name="P267">Poisonous (passive)</text:p>
                </text:list-item>
                <text:list-item>
                  <text:p text:style-name="P267"><text:soft-page-break/>Unhygienic (passive)</text:p>
                </text:list-item>
                <text:list-item>
                  <text:p text:style-name="P267"/>
                </text:list-item>
              </text:list>
            </text:list-item>
          </text:list>
        </text:list-item>
      </text:list>
      <text:p text:style-name="P13">Warrior</text:p>
      <text:list xml:id="list9110551328358529823" text:style-name="L239">
        <text:list-item>
          <text:p text:style-name="P269">Builds</text:p>
          <text:list>
            <text:list-item>
              <text:p text:style-name="P269">Berserker (good single target and aoe melee damage, synergy with taking damage and self damaging, synergy with killing and attack more and more, some debuffs)</text:p>
            </text:list-item>
            <text:list-item>
              <text:p text:style-name="P269">Juggernaut (tanky, survivable, proects allies, high block synergy, gaining block empowers damaging abilities)</text:p>
            </text:list-item>
            <text:list-item>
              <text:p text:style-name="P269">Champion (support, aoe and single target buffs, some disables and stuns, moderate damage)</text:p>
            </text:list-item>
          </text:list>
        </text:list-item>
        <text:list-item>
          <text:p text:style-name="P269">Build related passives and abilities</text:p>
          <text:list>
            <text:list-item>
              <text:p text:style-name="P269">Berserker</text:p>
              <text:list>
                <text:list-item>
                  <text:p text:style-name="P269">Charge</text:p>
                </text:list-item>
                <text:list-item>
                  <text:p text:style-name="P269">Whirlwind</text:p>
                </text:list-item>
                <text:list-item>
                  <text:p text:style-name="P269">Enrage (passive)</text:p>
                </text:list-item>
                <text:list-item>
                  <text:p text:style-name="P269">Blood Lust</text:p>
                </text:list-item>
                <text:list-item>
                  <text:p text:style-name="P269">Feel No Pain</text:p>
                </text:list-item>
              </text:list>
            </text:list-item>
          </text:list>
        </text:list-item>
      </text:list>
      <text:list xml:id="list4813372073324304041" text:style-name="L240">
        <text:list-item>
          <text:p text:style-name="P270">Juggernaut</text:p>
          <text:list>
            <text:list-item>
              <text:p text:style-name="P270">(passive) your block does not expire on activation end</text:p>
            </text:list-item>
            <text:list-item>
              <text:p text:style-name="P270">Reactive Armour: Lose all armor: Deal damage to all adjacent enemies equal to the block lost</text:p>
            </text:list-item>
            <text:list-item>
              <text:p text:style-name="P270">Shield Slam: Deal physical damage equal to your current block to a target</text:p>
            </text:list-item>
          </text:list>
        </text:list-item>
      </text:list>
      <text:p text:style-name="P13">Priest</text:p>
      <text:list xml:id="list3984379492211801071" text:style-name="L241">
        <text:list-item>
          <text:p text:style-name="P271">Builds</text:p>
          <text:list>
            <text:list-item>
              <text:p text:style-name="P271">Shadows (high single target magic damage, lots of spells, disables like sleep/exposed, synergy with disables)</text:p>
            </text:list-item>
            <text:list-item>
              <text:p text:style-name="P271">Holy (hybrid support magic damage, strong support, good buff auras, good single target buffs, moderate magic damage)</text:p>
            </text:list-item>
            <text:list-item>
              <text:p text:style-name="P271">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text:soft-page-break/>Warrior: Berserker</text:p>
      <text:list xml:id="list3214573114200586099" text:style-name="L242">
        <text:list-item>
          <text:p text:style-name="P272">Abilities</text:p>
          <text:list>
            <text:list-item>
              <text:p text:style-name="P272">move</text:p>
            </text:list-item>
            <text:list-item>
              <text:p text:style-name="P272">Strike</text:p>
            </text:list-item>
            <text:list-item>
              <text:p text:style-name="P272">Blood Lust</text:p>
            </text:list-item>
            <text:list-item>
              <text:p text:style-name="P272">Charge</text:p>
            </text:list-item>
            <text:list-item>
              <text:p text:style-name="P272">Inspire</text:p>
            </text:list-item>
            <text:list-item>
              <text:p text:style-name="P272">Whirlwind</text:p>
            </text:list-item>
            <text:list-item>
              <text:p text:style-name="P272">Grappling Hook: Deal 3 physical damage and pull the target towards you.</text:p>
            </text:list-item>
            <text:list-item>
              <text:p text:style-name="P272">Might Strike: Strike, except strength bonus is tripled</text:p>
            </text:list-item>
            <text:list-item>
              <text:p text:style-name="P272">Over Power: Strike. If the target is vulnerable, gain +2 energy</text:p>
            </text:list-item>
            <text:list-item>
              <text:p text:style-name="P272">Blink or Dash from item</text:p>
            </text:list-item>
            <text:list-item>
              <text:p text:style-name="P272">Sharpened Weapon from item: Next attack is guarnteed to critical strike</text:p>
            </text:list-item>
            <text:list-item>
              <text:p text:style-name="P272">Shatter: Remove a targets block, then melee attack them</text:p>
            </text:list-item>
          </text:list>
        </text:list-item>
      </text:list>
      <text:p text:style-name="P14"/>
      <text:p text:style-name="P13">Warrior: Juggernaut</text:p>
      <text:list xml:id="list5636301048757487683" text:style-name="L243">
        <text:list-item>
          <text:p text:style-name="P273">Abilities</text:p>
          <text:list>
            <text:list-item>
              <text:p text:style-name="P273">Move</text:p>
            </text:list-item>
            <text:list-item>
              <text:p text:style-name="P273">Strike</text:p>
            </text:list-item>
            <text:list-item>
              <text:p text:style-name="P273">Defend</text:p>
            </text:list-item>
            <text:list-item>
              <text:p text:style-name="P273">Charge </text:p>
            </text:list-item>
            <text:list-item>
              <text:p text:style-name="P273">Whirlwind </text:p>
            </text:list-item>
            <text:list-item>
              <text:p text:style-name="P273">Inspire</text:p>
            </text:list-item>
            <text:list-item>
              <text:p text:style-name="P273">AoE Taunt</text:p>
            </text:list-item>
            <text:list-item>
              <text:p text:style-name="P273">Shield Slam</text:p>
            </text:list-item>
            <text:list-item>
              <text:p text:style-name="P273">Reactive Armour</text:p>
            </text:list-item>
            <text:list-item>
              <text:p text:style-name="P273">Get Down!</text:p>
            </text:list-item>
          </text:list>
        </text:list-item>
      </text:list>
      <text:p text:style-name="P14"/>
      <text:p text:style-name="P13">Rogue: Assassination</text:p>
      <text:p text:style-name="P14"><text:soft-page-break/></text:p>
      <text:list xml:id="list1980893412276927006" text:style-name="L244">
        <text:list-item>
          <text:p text:style-name="P274">Abilities</text:p>
          <text:list>
            <text:list-item>
              <text:p text:style-name="P274">Elusive/Rapid Cloaking (passive): if you did not make any attacks during your activation, gain camoflage.</text:p>
            </text:list-item>
            <text:list-item>
              <text:p text:style-name="P274">Vanish: Immediately gain camoflage</text:p>
            </text:list-item>
            <text:list-item>
              <text:p text:style-name="P274">Cheapshot: Deal 100% weapon damage. If you are camoflaged, apply 1 vulnerable</text:p>
            </text:list-item>
            <text:list-item>
              <text:p text:style-name="P274"/>
            </text:list-item>
          </text:list>
        </text:list-item>
      </text:list>
      <text:p text:style-name="P14"/>
      <text:p text:style-name="P13">Rogue: New Ability and passive Ideas</text:p>
      <text:list xml:id="list7543076825289188518" text:style-name="L245">
        <text:list-item>
          <text:p text:style-name="P275">Abilities</text:p>
          <text:list>
            <text:list-item>
              <text:p text:style-name="P275">Cheapshot: Deal 120% weapon damage. If you are camoflaged or stealthed, apply 1 vulnerable.</text:p>
            </text:list-item>
            <text:list-item>
              <text:p text:style-name="P275">Vanish: Immediately gain camoflage</text:p>
            </text:list-item>
            <text:list-item>
              <text:p text:style-name="P275">Poison Dart: Deal 3 physical damage and apply 1 poison</text:p>
            </text:list-item>
            <text:list-item>
              <text:p text:style-name="P275">Chemical Reaction: Double a targets current poison</text:p>
            </text:list-item>
            <text:list-item>
              <text:p text:style-name="P275">Noxious Fumes: Apply 2 poison to all enemies in your melee range. Gain camoflage.</text:p>
            </text:list-item>
            <text:list-item>
              <text:p text:style-name="P275">Leech Poison: Remove all poison from an enemy. Deal magic damage to the target equal to the amount of poison removed.</text:p>
            </text:list-item>
            <text:list-item>
              <text:p text:style-name="P275">Chloform: Deal 3 magic damage, and apply 1 sleep to a target</text:p>
            </text:list-item>
          </text:list>
        </text:list-item>
      </text:list>
      <text:list xml:id="list7686977832994475623" text:style-name="L246">
        <text:list-item>
          <text:p text:style-name="P276">Passives</text:p>
          <text:list>
            <text:list-item>
              <text:p text:style-name="P276">Rapid Cloaking: if you did not make any attacks during your activation, gain camoflage.</text:p>
            </text:list-item>
            <text:list-item>
              <text:p text:style-name="P276">Assassin: Whenever you kill an enemy, gain camoflage</text:p>
            </text:list-item>
            <text:list-item>
              <text:p text:style-name="P276">Ninja: Whenever you critically strike, gain camoflage.</text:p>
            </text:list-item>
            <text:list-item>
              <text:p text:style-name="P276">Backstabber: Attacks made against a targets back deal 25% extra damage</text:p>
            </text:list-item>
            <text:list-item>
              <text:p text:style-name="P276">Poisonous: Your melee attacks that reduce health apply 1 poison</text:p>
            </text:list-item>
            <text:list-item>
              <text:p text:style-name="P276">Lucky: +10 crit chance</text:p>
            </text:list-item>
            <text:list-item>
              <text:p text:style-name="P276">Slippery: Immune to free strikes</text:p>
            </text:list-item>
          </text:list>
        </text:list-item>
      </text:list>
      <text:list xml:id="list2210460101397598747" text:style-name="L247">
        <text:list-item>
          <text:p text:style-name="P277">Starting Ability/Passive Idea Changes</text:p>
          <text:list>
            <text:list-item>
              <text:p text:style-name="P277">Cheap Shot replaces Twin Strike</text:p>
            </text:list-item>
            <text:list-item>
              <text:p text:style-name="P277">Dash</text:p>
            </text:list-item>
            <text:list-item>
              <text:p text:style-name="P277"><text:soft-page-break/>Vanish replaces preparation</text:p>
            </text:list-item>
          </text:list>
        </text:list-item>
      </text:list>
      <text:p text:style-name="P14"/>
      <text:p text:style-name="P13">Mage: New Ability and passive Ideas</text:p>
      <text:list xml:id="list272245105961918735" text:style-name="L248">
        <text:list-item>
          <text:p text:style-name="P278">Abilities</text:p>
          <text:list>
            <text:list-item>
              <text:p text:style-name="P278">Arcane explosion: Deal magic damage to all adjacent enemies</text:p>
            </text:list-item>
            <text:list-item>
              <text:p text:style-name="P278">Fiery Missles: For each melee attack you've made this activation, deal 3 magic damage to a random adjacent enemy.</text:p>
            </text:list-item>
            <text:list-item>
              <text:p text:style-name="P278">Frost Nova:</text:p>
            </text:list-item>
            <text:list-item>
              <text:p text:style-name="P278">Phase Shift: Switch places with a target character.</text:p>
            </text:list-item>
            <text:list-item>
              <text:p text:style-name="P278">Shatter: Melee attack a target for 100% weapon damage. If they are pinned, apply 1 vulnerable</text:p>
            </text:list-item>
            <text:list-item>
              <text:p text:style-name="P278">Smash and Burn: Melee attack for 100% weapon damage. If this crits, your next ranged attack costs 0 AP.</text:p>
            </text:list-item>
            <text:list-item>
              <text:p text:style-name="P278">Fiery Enchanment: Whenever a target character deals physical damage, they deal magic damage instead. Lasts till the end of their activation.</text:p>
            </text:list-item>
          </text:list>
        </text:list-item>
        <text:list-item>
          <text:p text:style-name="P278">Passives</text:p>
          <text:list>
            <text:list-item>
              <text:p text:style-name="P278">Imbued: Whenever you deal physical damage, deal magic damage instead</text:p>
            </text:list-item>
            <text:list-item>
              <text:p text:style-name="P278">Fleet footed</text:p>
            </text:list-item>
            <text:list-item>
              <text:p text:style-name="P278">Fiery Aura: On Activation end, deal magic damage to adjacent enemies</text:p>
            </text:list-item>
            <text:list-item>
              <text:p text:style-name="P278">Grace: Whenever you crit with a melee attack, gain preparation</text:p>
            </text:list-item>
            <text:list-item>
              <text:p text:style-name="P278">Overwhelming Flames: Your fireball applies knock back.</text:p>
            </text:list-item>
          </text:list>
        </text:list-item>
      </text:list>
      <text:p text:style-name="P13">Priest: New Ability and passive Ideas</text:p>
      <text:list xml:id="list8089183375615937335" text:style-name="L249">
        <text:list-item>
          <text:p text:style-name="P279">Abilities</text:p>
          <text:list>
            <text:list-item>
              <text:p text:style-name="P279">Shadow Blast: Deal 5 magic damage and apply 1 knock back</text:p>
            </text:list-item>
            <text:list-item>
              <text:p text:style-name="P279">Shadow Drag: Deal 5 magic damage and pull the target towards you</text:p>
            </text:list-item>
            <text:list-item>
              <text:p text:style-name="P279">Radiant Surge: Deal 2 magic damage to adjacent enemies, and give 2 block to adjancent allies</text:p>
            </text:list-item>
            <text:list-item>
              <text:p text:style-name="P279">Shadow Wave: Apply 1 weakened and 1 vulnerable to ALL adjacent characters</text:p>
            </text:list-item>
            <text:list-item>
              <text:p text:style-name="P279">Soothe: Give target +1 wisdom. The next ability they use costs 0 AP</text:p>
            </text:list-item>
            <text:list-item>
              <text:p text:style-name="P279">Chanel Focus: Increase a target's critical strike chance by 30% for one turn OR</text:p>
              <text:list>
                <text:list-item>
                  <text:p text:style-name="P279">Target an ally. Their next attack is guarenteed to crit</text:p>
                </text:list-item>
              </text:list>
            </text:list-item>
          </text:list>
        </text:list-item>
      </text:list>
      <text:list xml:id="list5759899104708553935" text:style-name="L250">
        <text:list-item>
          <text:p text:style-name="P280">Nightmare: Apply 1 sleep to a target enemy</text:p>
        </text:list-item>
        <text:list-item>
          <text:p text:style-name="P280"><text:soft-page-break/>Bless: Give an ally +1 rune: Removes pinned, stunned and sleeping.</text:p>
        </text:list-item>
        <text:list-item>
          <text:p text:style-name="P280">Divine Sight: Give a target truesight and +1 mobility until the end of their next activation</text:p>
        </text:list-item>
      </text:list>
      <text:list xml:id="list42457594" text:continue-list="list8089183375615937335" text:style-name="L249">
        <text:list-item>
          <text:p text:style-name="P279">Passives</text:p>
          <text:list>
            <text:list-item>
              <text:p text:style-name="P279">Increase the range of your aura effects by 1</text:p>
            </text:list-item>
            <text:list-item>
              <text:p text:style-name="P279">Invigorating presence</text:p>
            </text:list-item>
            <text:list-item>
              <text:p text:style-name="P279">Hateful Presence</text:p>
            </text:list-item>
            <text:list-item>
              <text:p text:style-name="P279">Guardian Presence</text:p>
            </text:list-item>
          </text:list>
        </text:list-item>
      </text:list>
      <text:p text:style-name="P14">Starting Abilities/Passive Changes Ideas</text:p>
      <text:list xml:id="list788116426190931495" text:style-name="L251">
        <text:list-item>
          <text:p text:style-name="P281">Holyfire has a CD of 1 now</text:p>
        </text:list-item>
        <text:list-item>
          <text:p text:style-name="P281">Shadow Blast replaces chaos bolt</text:p>
        </text:list-item>
      </text:list>
      <text:p text:style-name="P13">Potential Future Classes to add</text:p>
      <text:list xml:id="list3938019098362832816" text:style-name="L252">
        <text:list-item>
          <text:p text:style-name="P282">Warlock</text:p>
        </text:list-item>
        <text:list-item>
          <text:p text:style-name="P282">Ranger</text:p>
        </text:list-item>
        <text:list-item>
          <text:p text:style-name="P282">Shaman</text:p>
        </text:list-item>
        <text:list-item>
          <text:p text:style-name="P282">Druid/Naturalist</text:p>
        </text:list-item>
        <text:list-item>
          <text:p text:style-name="P282">Engineer</text:p>
        </text:list-item>
        <text:list-item>
          <text:p text:style-name="P282">Elementalist</text:p>
        </text:list-item>
        <text:list-item>
          <text:p text:style-name="P282">Paladin</text:p>
        </text:list-item>
      </text:list>
      <text:p text:style-name="P14"/>
      <text:p text:style-name="P13">New Energy/AP Spell cost system ideas</text:p>
      <text:list xml:id="list2162762902020798439" text:style-name="L253">
        <text:list-item>
          <text:p text:style-name="P284">Instead of starting with 6 max ap and 4 energy, characters now have max 60 max energy</text:p>
        </text:list-item>
        <text:list-item>
          <text:p text:style-name="P284">New Stat definitions</text:p>
          <text:list>
            <text:list-item>
              <text:p text:style-name="P284">Energy: the resource for paying for abilities</text:p>
            </text:list-item>
            <text:list-item>
              <text:p text:style-name="P284">Stamina: the amount of energy recovered on activation start</text:p>
            </text:list-item>
            <text:list-item>
              <text:p text:style-name="P284">max Energy the limit of how much stamina a character can hav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1T22:24:01.09</dc:date>
    <dc:creator>will black</dc:creator>
    <meta:editing-duration>P20DT8H8M1S</meta:editing-duration>
    <meta:editing-cycles>352</meta:editing-cycles>
    <meta:generator>OpenOffice/4.1.6$Win32 OpenOffice.org_project/416m1$Build-9790</meta:generator>
    <meta:document-statistic meta:table-count="7" meta:image-count="0" meta:object-count="0" meta:page-count="70" meta:paragraph-count="2028" meta:word-count="15750" meta:character-count="83941"/>
  </office:meta>
</office:document-meta>
</file>